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6847in"/>
    </style:style>
    <style:style style:name="Table1.B" style:family="table-column">
      <style:table-column-properties style:column-width="3.4722in"/>
    </style:style>
    <style:style style:name="Table1.1" style:family="table-row">
      <style:table-row-properties fo:keep-together="auto"/>
    </style:style>
    <style:style style:name="Table1.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2" style:family="table">
      <style:table-properties style:width="6.7743in" fo:margin-left="-0.0785in" table:align="left" style:writing-mode="lr-tb"/>
    </style:style>
    <style:style style:name="Table2.A" style:family="table-column">
      <style:table-column-properties style:column-width="1.2368in"/>
    </style:style>
    <style:style style:name="Table2.B" style:family="table-column">
      <style:table-column-properties style:column-width="5.537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6569in" fo:margin-left="-0.0785in" table:align="left" style:writing-mode="lr-tb"/>
    </style:style>
    <style:style style:name="Table3.A" style:family="table-column">
      <style:table-column-properties style:column-width="3.325in"/>
    </style:style>
    <style:style style:name="Table3.B" style:family="table-column">
      <style:table-column-properties style:column-width="3.3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069in" fo:margin-left="-0.0785in" table:align="left" style:writing-mode="lr-tb"/>
    </style:style>
    <style:style style:name="Table4.A" style:family="table-column">
      <style:table-column-properties style:column-width="1.3125in"/>
    </style:style>
    <style:style style:name="Table4.B" style:family="table-column">
      <style:table-column-properties style:column-width="5.594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7201in" fo:margin-left="-0.0785in" table:align="left" style:writing-mode="lr-tb"/>
    </style:style>
    <style:style style:name="Table5.A" style:family="table-column">
      <style:table-column-properties style:column-width="1.0757in"/>
    </style:style>
    <style:style style:name="Table5.B" style:family="table-column">
      <style:table-column-properties style:column-width="5.644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4" style:family="table-row">
      <style:table-row-properties style:min-row-height="2.8993in" fo:keep-together="auto"/>
    </style:style>
    <style:style style:name="Table6" style:family="table">
      <style:table-properties style:width="7.1708in" fo:margin-left="-0.191in" table:align="left" style:writing-mode="lr-tb"/>
    </style:style>
    <style:style style:name="Table6.A" style:family="table-column">
      <style:table-column-properties style:column-width="1.2965in"/>
    </style:style>
    <style:style style:name="Table6.B" style:family="table-column">
      <style:table-column-properties style:column-width="5.874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958in" fo:margin-left="-0.1285in" table:align="left" style:writing-mode="lr-tb"/>
    </style:style>
    <style:style style:name="Table7.A" style:family="table-column">
      <style:table-column-properties style:column-width="1.0514in"/>
    </style:style>
    <style:style style:name="Table7.B" style:family="table-column">
      <style:table-column-properties style:column-width="5.7444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8188in" fo:margin-left="-0.0785in" table:align="left" style:writing-mode="lr-tb"/>
    </style:style>
    <style:style style:name="Table8.A" style:family="table-column">
      <style:table-column-properties style:column-width="1.1743in"/>
    </style:style>
    <style:style style:name="Table8.B" style:family="table-column">
      <style:table-column-properties style:column-width="5.6444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6569in" fo:margin-left="-0.0785in" table:align="left" style:writing-mode="lr-tb"/>
    </style:style>
    <style:style style:name="Table9.A" style:family="table-column">
      <style:table-column-properties style:column-width="1.0125in"/>
    </style:style>
    <style:style style:name="Table9.B" style:family="table-column">
      <style:table-column-properties style:column-width="5.6444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1.2556in"/>
    </style:style>
    <style:style style:name="Table10.B" style:family="table-column">
      <style:table-column-properties style:column-width="5.401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6569in" fo:margin-left="-0.0785in" table:align="left" style:writing-mode="lr-tb"/>
    </style:style>
    <style:style style:name="Table11.A" style:family="table-column">
      <style:table-column-properties style:column-width="1.2556in"/>
    </style:style>
    <style:style style:name="Table11.B" style:family="table-column">
      <style:table-column-properties style:column-width="5.4014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6569in" fo:margin-left="-0.0785in" table:align="left" style:writing-mode="lr-tb"/>
    </style:style>
    <style:style style:name="Table12.A" style:family="table-column">
      <style:table-column-properties style:column-width="1.2556in"/>
    </style:style>
    <style:style style:name="Table12.B" style:family="table-column">
      <style:table-column-properties style:column-width="5.401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6569in" fo:margin-left="-0.0785in" table:align="left" style:writing-mode="lr-tb"/>
    </style:style>
    <style:style style:name="Table13.A" style:family="table-column">
      <style:table-column-properties style:column-width="1.2556in"/>
    </style:style>
    <style:style style:name="Table13.B" style:family="table-column">
      <style:table-column-properties style:column-width="5.4014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9069in" fo:margin-left="-0.0785in" table:align="left" style:writing-mode="lr-tb"/>
    </style:style>
    <style:style style:name="Table14.A" style:family="table-column">
      <style:table-column-properties style:column-width="5.7in"/>
    </style:style>
    <style:style style:name="Table14.B" style:family="table-column">
      <style:table-column-properties style:column-width="1.206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B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9069in" fo:margin-left="-0.0785in" table:align="left" style:writing-mode="lr-tb"/>
    </style:style>
    <style:style style:name="Table15.A" style:family="table-column">
      <style:table-column-properties style:column-width="5.7in"/>
    </style:style>
    <style:style style:name="Table15.B" style:family="table-column">
      <style:table-column-properties style:column-width="1.206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s" fo:country="VE"/>
    </style:style>
    <style:style style:name="P3" style:family="paragraph" style:parent-style-name="Standard">
      <style:paragraph-properties fo:text-align="center" style:justify-single-word="false"/>
      <style:text-properties fo:language="es" fo:country="VE"/>
    </style:style>
    <style:style style:name="P4" style:family="paragraph" style:parent-style-name="Standard">
      <style:text-properties fo:language="es" fo:country="VE" fo:font-style="italic" style:font-style-asian="italic"/>
    </style:style>
    <style:style style:name="P5" style:family="paragraph" style:parent-style-name="Standard">
      <style:text-properties fo:color="#ffffff" style:font-name="Arial" fo:language="es" fo:country="VE" fo:font-weight="bold" style:font-weight-asian="bold" style:font-name-complex="Arial"/>
    </style:style>
    <style:style style:name="P6" style:family="paragraph" style:parent-style-name="Standard">
      <style:paragraph-properties fo:text-align="justify" style:justify-single-word="false" style:snap-to-layout-grid="false"/>
      <style:text-properties fo:color="#ffffff" style:font-name="Arial" fo:language="es" fo:country="VE" fo:font-weight="bold" style:font-weight-asian="bold" style:font-name-complex="Arial"/>
    </style:style>
    <style:style style:name="P7" style:family="paragraph" style:parent-style-name="Standard">
      <style:text-properties fo:font-size="10.5pt" fo:language="es" fo:country="VE" style:font-size-asian="10.5pt" style:font-size-complex="10.5pt"/>
    </style:style>
    <style:style style:name="P8" style:family="paragraph" style:parent-style-name="Standard">
      <style:text-properties fo:font-size="10.5pt" fo:language="es" fo:country="VE" style:font-size-asian="10.5pt" style:font-name-complex="Calibri" style:font-size-complex="10.5pt"/>
    </style:style>
    <style:style style:name="P9" style:family="paragraph" style:parent-style-name="Standard">
      <style:text-properties fo:font-size="3pt" fo:language="es" fo:country="VE" style:font-size-asian="3pt" style:font-size-complex="3pt"/>
    </style:style>
    <style:style style:name="P10" style:family="paragraph" style:parent-style-name="Standard">
      <style:paragraph-properties fo:margin-top="0in" fo:margin-bottom="0in" loext:contextual-spacing="false" fo:line-height="100%" style:snap-to-layout-grid="false"/>
      <style:text-properties fo:color="#ffffff" style:font-name="Arial" fo:font-size="10pt" fo:language="es" fo:country="VE" fo:font-weight="bold" style:font-size-asian="10pt" style:font-weight-asian="bold" style:font-name-complex="Arial" style:font-size-complex="10pt"/>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fo:text-align="justify" style:justify-single-word="false"/>
    </style:style>
    <style:style style:name="P13" style:family="paragraph" style:parent-style-name="Standard">
      <style:paragraph-properties fo:margin-top="0in" fo:margin-bottom="0in" loext:contextual-spacing="false" fo:line-height="100%" fo:text-align="end" style:justify-single-word="fals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style:text-properties fo:font-size="10pt" fo:language="es" fo:country="VE" style:font-size-asian="10pt" style:font-size-complex="10pt"/>
    </style:style>
    <style:style style:name="P16" style:family="paragraph" style:parent-style-name="Standard">
      <style:paragraph-properties fo:margin-top="0in" fo:margin-bottom="0in" loext:contextual-spacing="false" fo:line-height="100%"/>
      <style:text-properties style:font-name="Arial" fo:font-size="10pt" fo:language="es" fo:country="VE" fo:font-weight="bold" style:font-size-asian="10pt" style:font-weight-asian="bold" style:font-name-complex="Arial" style:font-size-complex="10pt"/>
    </style:style>
    <style:style style:name="P17" style:family="paragraph" style:parent-style-name="Standard">
      <style:paragraph-properties fo:margin-top="0in" fo:margin-bottom="0in" loext:contextual-spacing="false" fo:line-height="100%" style:snap-to-layout-grid="false"/>
      <style:text-properties style:font-name="Arial" fo:font-size="10pt" fo:language="es" fo:country="VE" fo:font-weight="bold" style:font-size-asian="10pt" style:font-weight-asian="bold" style:font-name-complex="Arial" style:font-size-complex="10pt"/>
    </style:style>
    <style:style style:name="P18" style:family="paragraph" style:parent-style-name="Standard">
      <style:paragraph-properties fo:margin-top="0in" fo:margin-bottom="0in" loext:contextual-spacing="false" fo:line-height="100%" fo:text-align="justify" style:justify-single-word="false" style:snap-to-layout-grid="false"/>
      <style:text-properties style:font-name="Arial" fo:font-size="10pt" fo:language="es" fo:country="VE" fo:font-weight="bold" style:font-size-asian="10pt" style:font-weight-asian="bold" style:font-name-complex="Arial" style:font-size-complex="10pt"/>
    </style:style>
    <style:style style:name="P19" style:family="paragraph" style:parent-style-name="Standard">
      <style:paragraph-properties fo:margin-top="0in" fo:margin-bottom="0in" loext:contextual-spacing="false" fo:line-height="100%" fo:text-align="justify" style:justify-single-word="false"/>
      <style:text-properties style:font-name="Arial" fo:font-size="10pt" fo:language="es" fo:country="VE" style:font-size-asian="10pt" style:font-name-complex="Arial" style:font-size-complex="10pt"/>
    </style:style>
    <style:style style:name="P20" style:family="paragraph" style:parent-style-name="Standard">
      <style:paragraph-properties fo:margin-top="0in" fo:margin-bottom="0in" loext:contextual-spacing="false" fo:line-height="100%" fo:text-align="justify" style:justify-single-word="false" style:snap-to-layout-grid="false"/>
      <style:text-properties style:font-name="Arial" fo:font-size="10pt" fo:language="es" fo:country="VE" style:font-size-asian="10pt" style:font-name-complex="Arial" style:font-size-complex="10pt"/>
    </style:style>
    <style:style style:name="P21" style:family="paragraph" style:parent-style-name="Standard">
      <style:paragraph-properties fo:margin-top="0in" fo:margin-bottom="0in" loext:contextual-spacing="false" fo:line-height="100%"/>
      <style:text-properties fo:color="#0000ff" style:font-name="Arial" fo:font-size="10pt" fo:language="es" fo:country="VE" style:text-underline-style="solid" style:text-underline-width="auto" style:text-underline-color="font-color" style:font-size-asian="10pt" style:font-name-complex="Arial" style:font-size-complex="10pt"/>
    </style:style>
    <style:style style:name="P22" style:family="paragraph" style:parent-style-name="Standard">
      <style:paragraph-properties fo:margin-top="0in" fo:margin-bottom="0in" loext:contextual-spacing="false" fo:line-height="100%" fo:text-align="justify" style:justify-single-word="false"/>
      <style:text-properties fo:color="#0000ff" style:font-name="Arial" fo:font-size="10pt" fo:language="es" fo:country="VE" style:text-underline-style="solid" style:text-underline-width="auto" style:text-underline-color="font-color" style:font-size-asian="10pt" style:font-name-complex="Arial" style:font-size-complex="10pt"/>
    </style:style>
    <style:style style:name="P23" style:family="paragraph" style:parent-style-name="Standard">
      <style:paragraph-properties fo:margin-top="0in" fo:margin-bottom="0in" loext:contextual-spacing="false" fo:line-height="100%"/>
      <style:text-properties fo:color="#0000ff" style:font-name="Arial" fo:font-size="10pt" fo:language="es" fo:country="VE" style:text-underline-style="solid" style:text-underline-width="auto" style:text-underline-color="font-color" fo:font-weight="bold" style:font-size-asian="10pt" style:font-weight-asian="bold" style:font-name-complex="Arial" style:font-size-complex="10pt"/>
    </style:style>
    <style:style style:name="P24" style:family="paragraph" style:parent-style-name="Standard">
      <style:paragraph-properties fo:margin-top="0in" fo:margin-bottom="0in" loext:contextual-spacing="false"/>
      <style:text-properties fo:language="es" fo:country="VE"/>
    </style:style>
    <style:style style:name="P25" style:family="paragraph" style:parent-style-name="Standard">
      <style:paragraph-properties fo:margin-top="0in" fo:margin-bottom="0in" loext:contextual-spacing="false" fo:line-height="100%"/>
      <style:text-properties fo:language="es" fo:country="VE"/>
    </style:style>
    <style:style style:name="P26" style:family="paragraph" style:parent-style-name="Standard">
      <style:paragraph-properties fo:margin-top="0in" fo:margin-bottom="0in" loext:contextual-spacing="false" fo:line-height="100%" style:snap-to-layout-grid="false"/>
      <style:text-properties fo:language="es" fo:country="VE"/>
    </style:style>
    <style:style style:name="P27" style:family="paragraph" style:parent-style-name="Standard">
      <style:paragraph-properties fo:margin-top="0in" fo:margin-bottom="0in" loext:contextual-spacing="false"/>
      <style:text-properties fo:language="es" fo:country="VE" fo:font-weight="bold" style:font-weight-asian="bold"/>
    </style:style>
    <style:style style:name="P28" style:family="paragraph" style:parent-style-name="Standard">
      <style:paragraph-properties fo:margin-top="0in" fo:margin-bottom="0in" loext:contextual-spacing="false" fo:line-height="100%"/>
      <style:text-properties fo:language="es" fo:country="VE" style:font-name-complex="Calibri"/>
    </style:style>
    <style:style style:name="P29" style:family="paragraph" style:parent-style-name="Standard">
      <style:paragraph-properties fo:margin-top="0in" fo:margin-bottom="0in" loext:contextual-spacing="false" fo:line-height="100%"/>
      <style:text-properties fo:language="es" fo:country="VE" fo:font-style="italic" style:font-style-asian="italic"/>
    </style:style>
    <style:style style:name="P30" style:family="paragraph" style:parent-style-name="Standard">
      <style:paragraph-properties fo:margin-top="0in" fo:margin-bottom="0in" loext:contextual-spacing="false" fo:line-height="100%"/>
      <style:text-properties fo:font-size="10.5pt" fo:language="es" fo:country="VE" style:font-size-asian="10.5pt" style:font-size-complex="10.5pt"/>
    </style:style>
    <style:style style:name="P31" style:family="paragraph" style:parent-style-name="Standard">
      <style:paragraph-properties fo:margin-top="0in" fo:margin-bottom="0in" loext:contextual-spacing="false" fo:line-height="100%"/>
      <style:text-properties fo:font-size="10.5pt" fo:language="es" fo:country="VE" style:font-size-asian="10.5pt" style:font-name-complex="Calibri" style:font-size-complex="10.5pt"/>
    </style:style>
    <style:style style:name="P32" style:family="paragraph" style:parent-style-name="Standard">
      <style:paragraph-properties fo:margin-top="0in" fo:margin-bottom="0in" loext:contextual-spacing="false" fo:line-height="100%"/>
      <style:text-properties fo:font-size="4pt" fo:language="es" fo:country="VE" style:font-size-asian="4pt" style:font-size-complex="4pt"/>
    </style:style>
    <style:style style:name="P33" style:family="paragraph" style:parent-style-name="Standard">
      <style:paragraph-properties fo:margin-top="0in" fo:margin-bottom="0in" loext:contextual-spacing="false" fo:line-height="100%"/>
      <style:text-properties fo:font-size="4pt" fo:language="es" fo:country="VE" fo:font-style="italic" style:font-size-asian="4pt" style:font-style-asian="italic" style:font-size-complex="4pt"/>
    </style:style>
    <style:style style:name="P34" style:family="paragraph" style:parent-style-name="Standard">
      <style:paragraph-properties fo:margin-top="0in" fo:margin-bottom="0in" loext:contextual-spacing="false" fo:line-height="100%"/>
      <style:text-properties fo:font-size="7pt" fo:language="es" fo:country="VE" style:font-size-asian="7pt" style:font-size-complex="7pt"/>
    </style:style>
    <style:style style:name="P35" style:family="paragraph" style:parent-style-name="Standard">
      <style:paragraph-properties fo:margin-top="0in" fo:margin-bottom="0in" loext:contextual-spacing="false" fo:line-height="100%"/>
      <style:text-properties fo:font-size="5pt" fo:language="es" fo:country="VE" style:font-size-asian="5pt" style:font-size-complex="5pt"/>
    </style:style>
    <style:style style:name="P36" style:family="paragraph" style:parent-style-name="Standard">
      <style:paragraph-properties fo:margin-left="0.75in" fo:margin-right="0in" fo:text-indent="0in" style:auto-text-indent="false"/>
    </style:style>
    <style:style style:name="P37" style:family="paragraph" style:parent-style-name="Standard">
      <style:paragraph-properties fo:margin-left="1in" fo:margin-right="0in" fo:text-indent="0in" style:auto-text-indent="false"/>
    </style:style>
    <style:style style:name="P38" style:family="paragraph" style:parent-style-name="Standard">
      <style:paragraph-properties fo:margin-left="0.25in" fo:margin-right="0in" fo:margin-top="0in" fo:margin-bottom="0in" loext:contextual-spacing="false" fo:line-height="100%" fo:text-indent="0in" style:auto-text-indent="false"/>
    </style:style>
    <style:style style:name="P39" style:family="paragraph" style:parent-style-name="Standard">
      <style:paragraph-properties fo:margin-top="0in" fo:margin-bottom="0.111in" loext:contextual-spacing="false"/>
    </style:style>
    <style:style style:name="P40" style:family="paragraph" style:parent-style-name="Standard" style:master-page-name="Standard">
      <style:paragraph-properties fo:text-align="center" style:justify-single-word="false" style:page-number="auto"/>
      <style:text-properties fo:language="es" fo:country="VE"/>
    </style:style>
    <style:style style:name="P41" style:family="paragraph" style:parent-style-name="Heading">
      <style:text-properties fo:language="es" fo:country="VE"/>
    </style:style>
    <style:style style:name="P42" style:family="paragraph" style:parent-style-name="Heading">
      <style:paragraph-properties fo:break-before="page"/>
    </style:style>
    <style:style style:name="P43" style:family="paragraph" style:parent-style-name="Heading">
      <style:paragraph-properties fo:break-before="page"/>
      <style:text-properties fo:language="es" fo:country="VE"/>
    </style:style>
    <style:style style:name="P44" style:family="paragraph" style:parent-style-name="Heading">
      <style:paragraph-properties fo:margin-left="0.5in" fo:margin-right="0in" fo:text-indent="-0.5in" style:auto-text-indent="false" fo:break-before="page"/>
    </style:style>
    <style:style style:name="P45" style:family="paragraph" style:parent-style-name="Heading">
      <style:paragraph-properties fo:margin-top="0in" fo:margin-bottom="0in" loext:contextual-spacing="true"/>
      <style:text-properties fo:language="es" fo:country="VE"/>
    </style:style>
    <style:style style:name="P46" style:family="paragraph" style:parent-style-name="Heading_20_2">
      <style:paragraph-properties fo:text-align="center" style:justify-single-word="false"/>
    </style:style>
    <style:style style:name="P47" style:family="paragraph" style:parent-style-name="Heading_20_2">
      <style:text-properties fo:language="es" fo:country="VE"/>
    </style:style>
    <style:style style:name="P48" style:family="paragraph" style:parent-style-name="Heading_20_2" style:list-style-name="WW8Num1"/>
    <style:style style:name="P49" style:family="paragraph" style:parent-style-name="Heading_20_1">
      <style:paragraph-properties fo:text-align="center" style:justify-single-word="false"/>
    </style:style>
    <style:style style:name="P50" style:family="paragraph" style:parent-style-name="List_20_Paragraph" style:list-style-name="WW8Num19"/>
    <style:style style:name="P51" style:family="paragraph" style:parent-style-name="List_20_Paragraph" style:list-style-name="WW8Num19">
      <style:text-properties fo:language="es" fo:country="VE"/>
    </style:style>
    <style:style style:name="P52" style:family="paragraph" style:parent-style-name="List_20_Paragraph" style:list-style-name="WW8Num14">
      <style:text-properties fo:language="es" fo:country="VE"/>
    </style:style>
    <style:style style:name="P53" style:family="paragraph" style:parent-style-name="List_20_Paragraph" style:list-style-name="WW8Num12">
      <style:text-properties fo:language="es" fo:country="VE"/>
    </style:style>
    <style:style style:name="P54" style:family="paragraph" style:parent-style-name="List_20_Paragraph" style:list-style-name="WW8Num14"/>
    <style:style style:name="P55" style:family="paragraph" style:parent-style-name="List_20_Paragraph" style:list-style-name="WW8Num5"/>
    <style:style style:name="P56" style:family="paragraph" style:parent-style-name="List_20_Paragraph" style:list-style-name="WW8Num12"/>
    <style:style style:name="P57" style:family="paragraph" style:parent-style-name="List_20_Paragraph" style:list-style-name="WW8Num6"/>
    <style:style style:name="P58" style:family="paragraph" style:parent-style-name="List_20_Paragraph" style:list-style-name="WW8Num6">
      <style:text-properties fo:font-size="10.5pt" fo:language="es" fo:country="VE" style:font-size-asian="10.5pt" style:font-size-complex="10.5pt"/>
    </style:style>
    <style:style style:name="P59" style:family="paragraph" style:parent-style-name="List_20_Paragraph">
      <style:paragraph-properties fo:text-align="center" style:justify-single-word="false"/>
      <style:text-properties fo:font-size="10.5pt" fo:language="es" fo:country="VE" style:font-size-asian="10.5pt" style:font-size-complex="10.5pt"/>
    </style:style>
    <style:style style:name="P60" style:family="paragraph" style:parent-style-name="List_20_Paragraph">
      <style:paragraph-properties fo:margin-left="1in" fo:margin-right="0in" fo:text-indent="0in" style:auto-text-indent="false"/>
      <style:text-properties fo:font-size="10.5pt" fo:language="es" fo:country="VE" style:font-size-asian="10.5pt" style:font-name-complex="Calibri" style:font-size-complex="10.5pt"/>
    </style:style>
    <style:style style:name="P61" style:family="paragraph" style:parent-style-name="List_20_Paragraph" style:list-style-name="WW8Num20">
      <style:paragraph-properties fo:margin-top="0in" fo:margin-bottom="0in" loext:contextual-spacing="true" fo:line-height="100%"/>
    </style:style>
    <style:style style:name="P62" style:family="paragraph" style:parent-style-name="List_20_Paragraph" style:list-style-name="WW8Num13">
      <style:paragraph-properties fo:margin-top="0in" fo:margin-bottom="0in" loext:contextual-spacing="true" fo:line-height="100%"/>
    </style:style>
    <style:style style:name="P63" style:family="paragraph" style:parent-style-name="List_20_Paragraph" style:list-style-name="WW8Num17">
      <style:paragraph-properties fo:margin-top="0in" fo:margin-bottom="0in" loext:contextual-spacing="true" fo:line-height="100%"/>
    </style:style>
    <style:style style:name="P64" style:family="paragraph" style:parent-style-name="List_20_Paragraph" style:list-style-name="WW8Num11">
      <style:paragraph-properties fo:margin-top="0in" fo:margin-bottom="0in" loext:contextual-spacing="true" fo:line-height="100%"/>
    </style:style>
    <style:style style:name="P65" style:family="paragraph" style:parent-style-name="List_20_Paragraph" style:list-style-name="WW8Num9">
      <style:paragraph-properties fo:margin-top="0in" fo:margin-bottom="0in" loext:contextual-spacing="true" fo:line-height="100%"/>
    </style:style>
    <style:style style:name="P66" style:family="paragraph" style:parent-style-name="List_20_Paragraph" style:list-style-name="WW8Num10">
      <style:paragraph-properties fo:margin-top="0in" fo:margin-bottom="0in" loext:contextual-spacing="true" fo:line-height="100%"/>
    </style:style>
    <style:style style:name="P67" style:family="paragraph" style:parent-style-name="List_20_Paragraph">
      <style:paragraph-properties fo:margin-top="0in" fo:margin-bottom="0in" loext:contextual-spacing="true" fo:line-height="100%"/>
      <style:text-properties fo:font-size="10pt" fo:language="es" fo:country="VE" style:font-size-asian="10pt" style:font-size-complex="10pt"/>
    </style:style>
    <style:style style:name="P68" style:family="paragraph" style:parent-style-name="List_20_Paragraph" style:list-style-name="WW8Num15">
      <style:paragraph-properties fo:margin-top="0in" fo:margin-bottom="0in" loext:contextual-spacing="true" fo:line-height="100%"/>
      <style:text-properties fo:font-size="10pt" fo:language="es" fo:country="VE" style:font-size-asian="10pt" style:font-size-complex="10pt"/>
    </style:style>
    <style:style style:name="P69" style:family="paragraph" style:parent-style-name="List_20_Paragraph" style:list-style-name="WW8Num17">
      <style:paragraph-properties fo:margin-top="0in" fo:margin-bottom="0in" loext:contextual-spacing="true" fo:line-height="100%"/>
      <style:text-properties fo:font-size="10.5pt" fo:language="es" fo:country="VE" style:font-size-asian="10.5pt" style:font-size-complex="10.5pt"/>
    </style:style>
    <style:style style:name="P70" style:family="paragraph" style:parent-style-name="List_20_Paragraph" style:list-style-name="WW8Num9">
      <style:paragraph-properties fo:margin-top="0in" fo:margin-bottom="0in" loext:contextual-spacing="true" fo:line-height="100%"/>
      <style:text-properties fo:font-size="10.5pt" fo:language="es" fo:country="VE" style:font-size-asian="10.5pt" style:font-size-complex="10.5pt"/>
    </style:style>
    <style:style style:name="P71" style:family="paragraph" style:parent-style-name="List_20_Paragraph" style:list-style-name="WW8Num10">
      <style:paragraph-properties fo:margin-top="0in" fo:margin-bottom="0in" loext:contextual-spacing="true" fo:line-height="100%"/>
      <style:text-properties fo:font-size="10.5pt" fo:language="es" fo:country="VE" style:font-size-asian="10.5pt" style:font-size-complex="10.5pt"/>
    </style:style>
    <style:style style:name="P72" style:family="paragraph" style:parent-style-name="List_20_Paragraph">
      <style:paragraph-properties fo:margin-top="0in" fo:margin-bottom="0in" loext:contextual-spacing="true" fo:line-height="100%"/>
      <style:text-properties fo:language="es" fo:country="VE"/>
    </style:style>
    <style:style style:name="P73" style:family="paragraph" style:parent-style-name="List_20_Paragraph" style:list-style-name="WW8Num10">
      <style:paragraph-properties fo:margin-top="0in" fo:margin-bottom="0in" loext:contextual-spacing="true" fo:line-height="100%"/>
      <style:text-properties fo:language="es" fo:country="VE"/>
    </style:style>
    <style:style style:name="P74" style:family="paragraph">
      <loext:graphic-properties draw:fill="none" draw:fill-color="#ffffff"/>
      <style:paragraph-properties fo:text-align="center" style:writing-mode="lr-tb"/>
    </style:style>
    <style:style style:name="P75" style:family="paragraph">
      <style:paragraph-properties style:writing-mode="lr-tb"/>
      <style:text-properties style:font-name="Times New Roman" fo:letter-spacing="0.0004in" style:font-name-asian="Times New Roman" style:font-name-complex="Times New Roman"/>
    </style:style>
    <style:style style:name="P76" style:family="paragraph">
      <loext:graphic-properties draw:fill="solid" draw:fill-color="#000000"/>
      <style:paragraph-properties style:writing-mode="lr-tb"/>
      <style:text-properties style:font-name="Times New Roman" fo:letter-spacing="0.0004in" style:font-name-asian="Times New Roman" style:font-name-complex="Times New Roman"/>
    </style:style>
    <style:style style:name="P77" style:family="paragraph">
      <loext:graphic-properties draw:fill="none" draw:fill-color="#ffffff"/>
      <style:paragraph-properties style:writing-mode="lr-tb"/>
    </style:style>
    <style:style style:name="P78" style:family="paragraph">
      <loext:graphic-properties draw:fill="solid" draw:fill-color="#f2f2f2"/>
      <style:paragraph-properties style:writing-mode="lr-tb"/>
    </style:style>
    <style:style style:name="P79" style:family="paragraph">
      <loext:graphic-properties draw:fill="solid" draw:fill-color="#ffffff"/>
      <style:paragraph-properties style:writing-mode="lr-tb"/>
    </style:style>
    <style:style style:name="T1" style:family="text">
      <style:text-properties fo:language="es" fo:country="VE"/>
    </style:style>
    <style:style style:name="T2" style:family="text">
      <style:text-properties fo:language="es" fo:country="VE" fo:font-style="italic" style:font-style-asian="italic"/>
    </style:style>
    <style:style style:name="T3" style:family="text">
      <style:text-properties fo:language="es" fo:country="VE" fo:font-weight="bold" style:font-weight-asian="bold"/>
    </style:style>
    <style:style style:name="T4" style:family="text">
      <style:text-properties fo:language="es" fo:country="VE" style:text-underline-style="solid" style:text-underline-width="auto" style:text-underline-color="font-color"/>
    </style:style>
    <style:style style:name="T5" style:family="text">
      <style:text-properties fo:language="es" fo:country="VE" style:text-underline-style="solid" style:text-underline-width="auto" style:text-underline-color="font-color" style:font-name-complex="Calibri"/>
    </style:style>
    <style:style style:name="T6" style:family="text">
      <style:text-properties fo:language="es" fo:country="VE" style:text-underline-style="solid" style:text-underline-width="auto" style:text-underline-color="font-color" fo:font-weight="bold" style:font-weight-asian="bold"/>
    </style:style>
    <style:style style:name="T7" style:family="text">
      <style:text-properties fo:language="es" fo:country="VE" style:font-name-complex="Calibri"/>
    </style:style>
    <style:style style:name="T8" style:family="text">
      <style:text-properties fo:font-weight="bold" style:font-weight-asian="bold"/>
    </style:style>
    <style:style style:name="T9" style:family="text">
      <style:text-properties style:font-name="Cambria" fo:font-size="28pt" fo:language="es" fo:country="VE" fo:font-weight="bold" style:font-size-asian="28pt" style:font-weight-asian="bold" style:font-name-complex="Cambria"/>
    </style:style>
    <style:style style:name="T10" style:family="text">
      <style:text-properties fo:font-style="italic" style:font-style-asian="italic"/>
    </style:style>
    <style:style style:name="T11" style:family="text">
      <style:text-properties fo:font-size="10pt" fo:language="es" fo:country="VE" style:font-size-asian="10pt" style:font-size-complex="10pt"/>
    </style:style>
    <style:style style:name="T12" style:family="text">
      <style:text-properties fo:font-size="10pt" fo:language="es" fo:country="VE" fo:font-style="italic" style:font-size-asian="10pt" style:font-style-asian="italic" style:font-size-complex="10pt"/>
    </style:style>
    <style:style style:name="T13" style:family="text">
      <style:text-properties style:font-name="Arial" fo:font-size="10pt" fo:language="es" fo:country="VE" fo:font-weight="bold" style:font-size-asian="10pt" style:font-weight-asian="bold" style:font-name-complex="Arial" style:font-size-complex="10pt"/>
    </style:style>
    <style:style style:name="T14" style:family="text">
      <style:text-properties style:font-name="Arial" fo:font-size="10pt" fo:language="es" fo:country="VE" style:font-size-asian="10pt" style:font-name-complex="Arial" style:font-size-complex="10pt"/>
    </style:style>
    <style:style style:name="T15" style:family="text">
      <style:text-properties style:text-underline-style="solid" style:text-underline-width="auto" style:text-underline-color="font-color"/>
    </style:style>
    <style:style style:name="T16" style:family="text">
      <style:text-properties fo:color="#0000ff" style:font-name="Arial" fo:font-size="10pt" fo:language="es" fo:country="VE" style:text-underline-style="solid" style:text-underline-width="auto" style:text-underline-color="font-color" style:font-size-asian="10pt" style:font-name-complex="Arial" style:font-size-complex="10pt"/>
    </style:style>
    <style:style style:name="T17" style:family="text">
      <style:text-properties fo:color="#000000" style:font-name="Calibri" fo:font-size="11pt" fo:language="es" fo:country="VE" fo:font-weight="normal" style:font-name-asian="Calibri" style:font-size-asian="11pt" style:font-weight-asian="normal" style:font-name-complex="Calibri" style:font-size-complex="11pt" style:font-weight-complex="normal"/>
    </style:style>
    <style:style style:name="T18" style:family="text">
      <style:text-properties fo:font-size="10.5pt" style:font-size-asian="10.5pt" style:font-size-complex="10.5pt"/>
    </style:style>
    <style:style style:name="T19" style:family="text">
      <style:text-properties fo:font-size="10.5pt" fo:language="es" fo:country="VE" style:font-size-asian="10.5pt" style:font-size-complex="10.5pt"/>
    </style:style>
    <style:style style:name="T20" style:family="text">
      <style:text-properties fo:font-size="10.5pt" fo:language="es" fo:country="VE" fo:font-style="italic" style:font-size-asian="10.5pt" style:font-style-asian="italic" style:font-size-complex="10.5pt"/>
    </style:style>
    <style:style style:name="T21" style:family="text">
      <style:text-properties fo:font-size="10.5pt" fo:language="es" fo:country="VE" fo:font-style="italic" fo:font-weight="bold" style:font-size-asian="10.5pt" style:font-style-asian="italic" style:font-weight-asian="bold" style:font-size-complex="10.5pt"/>
    </style:style>
    <style:style style:name="T22" style:family="text">
      <style:text-properties fo:font-size="10.5pt" fo:language="es" fo:country="VE" fo:font-weight="bold" style:font-size-asian="10.5pt" style:font-weight-asian="bold" style:font-size-complex="10.5pt"/>
    </style:style>
    <style:style style:name="T23" style:family="text">
      <style:text-properties fo:font-size="10.5pt" fo:language="es" fo:country="VE" style:text-underline-style="solid" style:text-underline-width="auto" style:text-underline-color="font-color" style:font-size-asian="10.5pt" style:font-size-complex="10.5pt"/>
    </style:style>
    <style:style style:name="T24" style:family="text">
      <style:text-properties fo:font-size="10.5pt" fo:font-weight="bold" style:font-size-asian="10.5pt" style:font-weight-asian="bold" style:font-size-complex="10.5pt"/>
    </style:style>
    <style:style style:name="T25" style:family="text">
      <style:text-properties style:font-name="Wingdings 2" fo:font-size="10.5pt" fo:language="es" fo:country="VE" style:font-name-asian="Wingdings 2" style:font-size-asian="10.5pt" style:font-name-complex="Wingdings 2" style:font-size-complex="10.5pt"/>
    </style:style>
    <style:style style:name="T26" style:family="text">
      <style:text-properties style:font-name="Wingdings 2" fo:language="es" fo:country="VE" style:font-name-asian="Wingdings 2" style:font-name-complex="Wingdings 2"/>
    </style:style>
    <style:style style:name="T27" style:family="text">
      <style:text-properties fo:font-size="4pt" fo:language="es" fo:country="VE" style:font-size-asian="4pt" style:font-size-complex="4pt"/>
    </style:style>
    <style:style style:name="T28" style:family="text">
      <style:text-properties fo:font-size="9pt" fo:language="es" fo:country="VE" style:font-size-asian="9pt" style:font-size-complex="9pt"/>
    </style:style>
    <style:style style:name="T29" style:family="text">
      <style:text-properties style:text-position="sub 58%" fo:font-size="10.5pt" fo:language="es" fo:country="VE" style:font-size-asian="10.5pt" style:font-size-complex="10.5pt"/>
    </style:style>
    <style:style style:name="T30" style:family="text">
      <style:text-properties fo:font-size="7pt" fo:language="es" fo:country="VE" style:font-size-asian="7pt" style:font-size-complex="7pt"/>
    </style:style>
    <style:style style:name="T31" style:family="text">
      <style:text-properties fo:font-size="5pt" fo:language="es" fo:country="VE" style:font-size-asian="5pt" style:font-size-complex="5pt"/>
    </style:style>
    <style:style style:name="gr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000000" draw:textarea-horizontal-align="center" draw:textarea-vertical-align="top" draw:auto-grow-height="false" draw:auto-grow-width="false" draw:fit-to-size="false" style:shrink-to-fit="false" fo:min-height="0in" fo:min-width="0.7752in" fo:padding-top="0.0902in" fo:padding-bottom="0.0902in" fo:padding-left="0.1736in" fo:padding-right="0.1736in" fo:wrap-option="wrap" draw:shadow-offset-x="0.0417in" draw:shadow-offset-y="0.0417in" draw:shadow-color="#c0c0c0" draw:shadow-opacity="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000000" draw:textarea-horizontal-align="center" draw:textarea-vertical-align="top" draw:auto-grow-height="false" draw:auto-grow-width="false" draw:fit-to-size="false" style:shrink-to-fit="false" fo:min-height="0in" fo:min-width="0.5772in" fo:padding-top="0.0902in" fo:padding-bottom="0.0902in" fo:padding-left="0.1736in" fo:padding-right="0.1736in" fo:wrap-option="wrap" draw:shadow-offset-x="0.0417in" draw:shadow-offset-y="0.0417in" draw:shadow-color="#c0c0c0" draw:shadow-opacity="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style>
    <style:style style:name="gr6" style:family="graphic">
      <style:graphic-properties draw:stroke="solid" svg:stroke-width="0.028in" svg:stroke-color="#00b050" draw:stroke-linejoin="miter" svg:stroke-linecap="square" draw:fill="none" draw:fill-color="#ffffff" draw:textarea-horizontal-align="left" draw:textarea-vertical-align="top" draw:auto-grow-height="false" fo:min-height="0.5681in" fo:min-width="0.2929in" fo:padding-top="0.0902in" fo:padding-bottom="0.0902in" fo:padding-left="0.1736in" fo:padding-right="0.1736in" fo:wrap-option="wrap" draw:shadow-color="#808080" style:run-through="foreground"/>
    </style:style>
    <style:style style:name="gr7" style:family="graphic">
      <style:graphic-properties draw:stroke="solid" svg:stroke-width="0.028in" svg:stroke-color="#00b050" draw:stroke-linejoin="miter" svg:stroke-linecap="square" draw:fill="none" draw:fill-color="#ffffff" draw:textarea-horizontal-align="left" draw:textarea-vertical-align="top" draw:auto-grow-height="false" fo:min-height="0.2598in" fo:min-width="0.0681in" fo:padding-top="0.0902in" fo:padding-bottom="0.0902in" fo:padding-left="0.1736in" fo:padding-right="0.1736in" fo:wrap-option="wrap" draw:shadow-color="#808080" style:run-through="foreground"/>
    </style:style>
    <style:style style:name="gr8" style:family="graphic">
      <style:graphic-properties draw:stroke="solid" svg:stroke-width="0.038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9" style:family="graphic">
      <style:graphic-properties draw:stroke="solid" svg:stroke-width="0.0173in" svg:stroke-color="#bfbfbf" draw:stroke-linejoin="miter" svg:stroke-linecap="square" draw:fill="solid" draw:fill-color="#f2f2f2" draw:textarea-horizontal-align="left" draw:textarea-vertical-align="top" draw:auto-grow-height="false" fo:min-height="0in" fo:min-width="0.1783in" fo:padding-top="0.0902in" fo:padding-bottom="0.0902in" fo:padding-left="0.1736in" fo:padding-right="0.1736in" fo:wrap-option="wrap" draw:shadow-color="#808080" style:run-through="foreground"/>
    </style:style>
    <style:style style:name="gr10" style:family="graphic">
      <style:graphic-properties draw:stroke="solid" svg:stroke-width="0.028in" svg:stroke-color="#000000" draw:stroke-linejoin="round" svg:stroke-linecap="square" draw:fill="none" draw:fill-color="#ffffff" draw:textarea-horizontal-align="left" draw:textarea-vertical-align="top" draw:auto-grow-height="false" fo:min-height="0.2165in" fo:min-width="1.4366in" fo:padding-top="0.0902in" fo:padding-bottom="0.0902in" fo:padding-left="0.1736in" fo:padding-right="0.1736in" fo:wrap-option="wrap" draw:shadow-color="#808080" style:run-through="foreground"/>
    </style:style>
    <style:style style:name="gr11" style:family="graphic">
      <style:graphic-properties draw:stroke="solid" svg:stroke-width="0.02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2" style:family="graphic">
      <style:graphic-properties draw:stroke="solid" svg:stroke-width="0.028in" svg:stroke-color="#ff0000" draw:stroke-linejoin="miter" svg:stroke-linecap="square" draw:fill="none" draw:fill-color="#ffffff" draw:textarea-horizontal-align="left" draw:textarea-vertical-align="top" draw:auto-grow-height="false" fo:min-height="0.2598in" fo:min-width="0.0929in" fo:padding-top="0.0902in" fo:padding-bottom="0.0902in" fo:padding-left="0.1736in" fo:padding-right="0.1736in" fo:wrap-option="wrap" draw:shadow-color="#808080" style:run-through="foreground"/>
    </style:style>
    <style:style style:name="gr13"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4" style:family="graphic">
      <style:graphic-properties draw:stroke="solid" svg:stroke-width="0.0209in" svg:stroke-color="#000000" draw:stroke-linejoin="round" svg:stroke-linecap="square" draw:fill="none" draw:fill-color="#ffffff" draw:textarea-horizontal-align="left" draw:textarea-vertical-align="top" draw:auto-grow-height="false" fo:min-height="0in" fo:min-width="0.5862in" fo:padding-top="0.0902in" fo:padding-bottom="0.0902in" fo:padding-left="0.1736in" fo:padding-right="0.1736in" fo:wrap-option="wrap" draw:shadow-color="#808080" style:run-through="foreground"/>
    </style:style>
    <style:style style:name="gr15"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000000" draw:stroke-linejoin="miter" svg:stroke-linecap="square" draw:fill="solid"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
      <text:p text:style-name="P3"/>
      <text:p text:style-name="P3"/>
      <text:p text:style-name="P3"/>
      <text:p text:style-name="P3"/>
      <text:p text:style-name="P1"><text:span text:style-name="T9">Estudio Internacional de Nutrición 2011</text:span></text:p>
      <text:p text:style-name="P3"/>
      <text:p text:style-name="P3"/>
      <text:p text:style-name="P3"/>
      <text:h text:style-name="P49" text:outline-level="1"><text:span text:style-name="T1">Formulario de captura de datos e instrucciones </text:span></text:h>
      <text:h text:style-name="P46" text:outline-level="2"><text:span text:style-name="T1">Versión: Marzo 8, 2011</text:span></text:h>
      <text:p text:style-name="P43">Contactos del Centro Metodológico</text:p>
      <table:table table:name="Table1" table:style-name="Table1">
        <table:table-column table:style-name="Table1.A"/>
        <table:table-column table:style-name="Table1.B"/>
        <table:table-row table:style-name="Table1.1">
          <table:table-cell table:style-name="Table1.A1" office:value-type="string">
            <text:p text:style-name="P5">CERU </text:p>
          </table:table-cell>
          <table:table-cell table:style-name="Table1.B1" office:value-type="string">
            <text:p text:style-name="P6"/>
          </table:table-cell>
        </table:table-row>
        <table:table-row table:style-name="Table1.1">
          <table:table-cell table:style-name="Table1.A2" office:value-type="string">
            <text:p text:style-name="P10"/>
            <text:p text:style-name="P16">Dr. Daren Heyland</text:p>
            <text:p text:style-name="P16">Investigador Principal</text:p>
            <text:p text:style-name="P12"><text:span text:style-name="T14">Tel: 613-549-6666 ext. 4847</text:span></text:p>
            <text:p text:style-name="P19">Fax: 613-548-2428</text:p>
            <text:p text:style-name="P12"><text:span text:style-name="T14">Email: </text:span><text:span text:style-name="T16">dkh2@ queensu.ca</text:span></text:p>
            <text:p text:style-name="P22"/>
          </table:table-cell>
          <table:table-cell table:style-name="Table1.B4" table:number-rows-spanned="3" office:value-type="string">
            <text:p text:style-name="P20"/>
            <text:p text:style-name="P19"/>
            <text:p text:style-name="P19"/>
            <text:p text:style-name="P19"/>
            <text:p text:style-name="P19"/>
            <text:p text:style-name="P19"/>
            <text:p text:style-name="P19"/>
            <text:p text:style-name="P19">Kingston General Hospital</text:p>
            <text:p text:style-name="P19">Angada 4, 76 Stuart Street</text:p>
            <text:p text:style-name="P19">Kingston ON K7L 2V7</text:p>
            <text:p text:style-name="P19"/>
          </table:table-cell>
        </table:table-row>
        <table:table-row table:style-name="Table1.1">
          <table:table-cell table:style-name="Table1.A3" office:value-type="string">
            <text:p text:style-name="P17"/>
            <text:p text:style-name="P16">Naomi Cahill</text:p>
            <text:p text:style-name="P16">Leader de proyecto</text:p>
            <text:p text:style-name="P19">Tel: 613-549-6666 ext. 2812</text:p>
            <text:p text:style-name="P19">Fax: 613-548-2428</text:p>
            <text:p text:style-name="P11"><text:span text:style-name="T14">Email: </text:span><text:a xlink:type="simple" xlink:href="mailto:cahilln@kgh.kari.net" text:style-name="Internet_20_link" text:visited-style-name="Visited_20_Internet_20_Link"><text:span text:style-name="Internet_20_link"><text:span text:style-name="T14">cahilln@kgh.kari.net</text:span></text:span></text:a><text:span text:style-name="T14"> </text:span></text:p>
            <text:p text:style-name="P21"/>
          </table:table-cell>
          <table:covered-table-cell/>
        </table:table-row>
        <table:table-row table:style-name="Table1.1">
          <table:table-cell table:style-name="Table1.A4" office:value-type="string">
            <text:p text:style-name="P17"/>
            <text:p text:style-name="P16">Lauren Murch</text:p>
            <text:p text:style-name="P16">Asistente de proyecto</text:p>
            <text:p text:style-name="P19">Tel: 613-549-6666 ext. 4146</text:p>
            <text:p text:style-name="P19">Fax: 613-548-2428</text:p>
            <text:p text:style-name="P11"><text:span text:style-name="T14">Email: </text:span><text:a xlink:type="simple" xlink:href="mailto:murchl@kgh.kari.net" text:style-name="Internet_20_link" text:visited-style-name="Visited_20_Internet_20_Link"><text:span text:style-name="Internet_20_link"><text:span text:style-name="T14">murchl@kgh.kari.net</text:span></text:span></text:a><text:span text:style-name="T14"> </text:span></text:p>
            <text:p text:style-name="P23"/>
          </table:table-cell>
          <table:covered-table-cell/>
        </table:table-row>
      </table:table>
      <text:p text:style-name="P24"/>
      <text:p text:style-name="P2">Las preguntas relacionadas con la recolección y captura de datos deben ser dirigidas a la asistente de proyecto.</text:p>
      <text:p text:style-name="P43">Instrucciones Generales</text:p>
      <text:h text:style-name="P47" text:outline-level="2">Impresión de los formularios de captura de datos</text:h>
      <text:list xml:id="list488737065" text:style-name="WW8Num1">
        <text:list-item>
          <text:h text:style-name="P48" text:outline-level="2"><text:span text:style-name="T17">Los formularios están diseñados para ser impresos en ambos lados de la hoja de papel, de esta manera los mismos pueden ser utilizados como un libro en donde las instrucciones estarán impresas en la pagina opuesta a donde se encuentra impreso el formulario.</text:span></text:h>
        </text:list-item>
      </text:list>
      <text:h text:style-name="Heading_20_2" text:outline-level="2"><text:span text:style-name="T1">Completar los formularios de captura de datos: </text:span></text:h>
      <text:list xml:id="list630116686" text:style-name="WW8Num19">
        <text:list-item>
          <text:p text:style-name="P50"><text:span text:style-name="T1">Los datos requeridos por los formularios deben ser obtenidos directamente de los documentos originales (Ej. Historia médica del paciente). </text:span></text:p>
        </text:list-item>
        <text:list-item>
          <text:p text:style-name="P50"><text:span text:style-name="T1">Estos formularios impresos constituyen un registro importante, por ende asegúrese de que sean completados en su totalidad.</text:span></text:p>
        </text:list-item>
        <text:list-item>
          <text:p text:style-name="P50"><text:span text:style-name="T1">Los datos serán introducidos a un sistema web seguro llamado REDCap y serán enviados al centro metodológico. </text:span></text:p>
        </text:list-item>
        <text:list-item>
          <text:p text:style-name="P51">Todos los campos de datos deben ser completados sin excepción.</text:p>
          <text:list>
            <text:list-item>
              <text:p text:style-name="P50"><text:span text:style-name="T1">El asterisco (*) indica que el campo de datos es obligatorio. No será posible completar y finalizar los datos de un paciente si deja estos campos en blanco en el sistema o si no ha proveído una explicación cuando algún valor este fuera del rango estipulado. </text:span></text:p>
            </text:list-item>
          </text:list>
        </text:list-item>
      </text:list>
      <text:h text:style-name="P47" text:outline-level="2">Notas importantes sobre los formularios de captura de datos</text:h>
      <text:list xml:id="list4000534667" text:style-name="WW8Num14">
        <text:list-item>
          <text:p text:style-name="P54"><text:span text:style-name="T1">Las fechas deben ser introducidas en el formato año –mes – día (Ej. 18 de Enero del 2011 debe ser introducido en el sistema como 2011-01-18).</text:span></text:p>
        </text:list-item>
        <text:list-item>
          <text:p text:style-name="P54"><text:span text:style-name="T1">La hora debe ser introducida en el formato militar (Ej. Las 4:00pm debe ser introducida en el sistema como 16:00, las 8:00am debe ser introducida como 08:00). La media noche es representada como 00:00. </text:span></text:p>
        </text:list-item>
        <text:list-item>
          <text:p text:style-name="P54"><text:span text:style-name="T1">Los días de estudio comienzan y terminan a la </text:span><text:span text:style-name="T3">medianoche </text:span><text:span text:style-name="T1">sin importar cuando empiece y termine la hoja de trabajo en su unidad de cuidados intensivos (UCI)</text:span></text:p>
          <text:list>
            <text:list-item>
              <text:p text:style-name="P54"><text:span text:style-name="T1">Si su hoja de trabajo comienza a las 7:00 am, cada día de estudio en el sistema abarcara los datos de la última mitad de una hoja de trabajo y la primera mitad de la siguiente. </text:span></text:p>
            </text:list-item>
            <text:list-item>
              <text:p text:style-name="P52">Si los records en su institución son electrónicos y el tiempo de inicio no es medianoche cambie el tiempo de inicio con el proceso de recolección de datos. </text:p>
            </text:list-item>
          </text:list>
        </text:list-item>
        <text:list-item>
          <text:p text:style-name="P52">En cualquier campo donde “Otro, explique” (other, specify) sea una opción, deberá explicar en el siguiente campo lo que “otro” significa.</text:p>
        </text:list-item>
        <text:list-item>
          <text:p text:style-name="P52">El primer día de estudio o Día 1 es el día en que el paciente fue admitido a la UCI. </text:p>
        </text:list-item>
        <text:list-item>
          <text:p text:style-name="P52">Los días del estudio están definidos por el reloj del calendario (Ej. 00:00 – 23:59)</text:p>
          <text:list>
            <text:list-item>
              <text:p text:style-name="P52">El primer y el ultimo día del estudio podrá no ser un periodo de 24 </text:p>
            </text:list-item>
          </text:list>
        </text:list-item>
      </text:list>
      <text:h text:style-name="P47" text:outline-level="2"><text:soft-page-break/></text:h>
      <text:h text:style-name="Heading_20_2" text:outline-level="2"><text:span text:style-name="T1">Introducción de datos en línea: </text:span></text:h>
      <text:list xml:id="list1339526966" text:style-name="WW8Num5">
        <text:list-item>
          <text:p text:style-name="P55"><text:span text:style-name="T1">El sistema electrónico de captura de datos puede ser accedido siguiendo el siguiente enlace: <text:s/></text:span><text:a xlink:type="simple" xlink:href="https://ceru.hpcvl.queensu.ca/EDC/redcap/" text:style-name="Internet_20_link" text:visited-style-name="Visited_20_Internet_20_Link"><text:span text:style-name="Internet_20_link"><text:span text:style-name="T1">https://ceru.hpcvl.queensu.ca/EDC/redcap/</text:span></text:span></text:a><text:span text:style-name="T1"> o visitando el enlace de REDCap en nuestra página </text:span><text:a xlink:type="simple" xlink:href="http://www.criticalcarenutrition.com/" text:style-name="Internet_20_link" text:visited-style-name="Visited_20_Internet_20_Link"><text:span text:style-name="Internet_20_link"><text:span text:style-name="T1">www.criticalcarenutrition.com</text:span></text:span></text:a><text:span text:style-name="T1"> . </text:span></text:p>
        </text:list-item>
      </text:list>
      <text:p text:style-name="P43">Registro de instituciones y usuarios</text:p>
      <text:p text:style-name="Standard"><text:span text:style-name="T1">Al completar el formulario de registro la asistente de proyecto será notificada y le asignara un nombre de usuario y una contraseña. Este proceso podrá tardar hasta 5 días hábiles, sin embargo se hará todo lo posible por asignarle sus credenciales tan pronto como sea posible. </text:span></text:p>
      <text:list xml:id="list1268177024" text:style-name="WW8Num12">
        <text:list-item>
          <text:p text:style-name="P53">El centro metodológico proveerá nombre de usuarios solo a las personas que se han registrado para participar en el estudio internacional de nutrición.</text:p>
        </text:list-item>
        <text:list-item>
          <text:p text:style-name="P53">El formulario de registro debe ser completado una vez por cada UCI.</text:p>
          <text:list>
            <text:list-item>
              <text:p text:style-name="P56"><text:span text:style-name="T1">Asegúrese de que una sola persona sea la encargada de completar el formulario de registro e introduzca la información de contacto de las personas que requieren acceso al sistema.</text:span></text:p>
            </text:list-item>
          </text:list>
        </text:list-item>
        <text:list-item>
          <text:p text:style-name="P56"><text:span text:style-name="T1">Si desea registrar más de una UCI: </text:span></text:p>
          <text:list>
            <text:list-item>
              <text:p text:style-name="P53">Cada UCI debe ser registrada por separado</text:p>
              <text:list>
                <text:list-item>
                  <text:p text:style-name="P56"><text:span text:style-name="T1">Registre las UCI por separado incluso si solo desea obtener un solo reporte. Notifique la asistente de proyecto si desea un reporte por UCI al momento de registrarse.</text:span></text:p>
                </text:list-item>
              </text:list>
            </text:list-item>
            <text:list-item>
              <text:p text:style-name="P53">Recibirá un nombre de usuario diferente para cada UCI.</text:p>
            </text:list-item>
          </text:list>
        </text:list-item>
        <text:list-item>
          <text:p text:style-name="P53">Los usuarios deben acezar el sistema usando su propio nombre de usuario y contraseña para introducir los datos recolectados.</text:p>
        </text:list-item>
      </text:list>
      <table:table table:name="Table2" table:style-name="Table2">
        <table:table-column table:style-name="Table2.A"/>
        <table:table-column table:style-name="Table2.B"/>
        <table:table-row table:style-name="Table2.1">
          <table:table-cell table:style-name="Table2.A1" office:value-type="string">
            <text:p text:style-name="P25">Equipo de Estudio</text:p>
          </table:table-cell>
          <table:table-cell table:style-name="Table2.B1" office:value-type="string">
            <text:p text:style-name="P11"><text:span text:style-name="T1">Indique quien estará encargado de recolectar e introducir los datos y quien estará a cargo de coordinar las actividades del estudio. Las personas aquí indicadas recibirán un nombre de usuario en el sistema REDCap. </text:span></text:p>
          </table:table-cell>
        </table:table-row>
        <table:table-row table:style-name="Table2.1">
          <table:table-cell table:style-name="Table2.A1" office:value-type="string">
            <text:p text:style-name="P25">Nombre de la institución</text:p>
          </table:table-cell>
          <table:table-cell table:style-name="Table2.B1" office:value-type="string">
            <text:p text:style-name="P11"><text:span text:style-name="T1">Especifique el nombre completo de su hospital/institución como quiere que aparezca en el reporte. Asegúrese de verificar que el nombre sea escrito correctamente</text:span></text:p>
          </table:table-cell>
        </table:table-row>
        <table:table-row table:style-name="Table2.1">
          <table:table-cell table:style-name="Table2.A1" office:value-type="string">
            <text:p text:style-name="P25">Tipo de Hospital</text:p>
          </table:table-cell>
          <table:table-cell table:style-name="Table2.B1" office:value-type="string">
            <text:p text:style-name="P11"><text:span text:style-name="T1">Un hospital universitario es una institución que provee entrenamiento a estudiantes de medicina. Si su institución solo recibe estudiantes ocasionalmente indique que no es un hospital universitario </text:span></text:p>
          </table:table-cell>
        </table:table-row>
        <table:table-row table:style-name="Table2.1">
          <table:table-cell table:style-name="Table2.A1" office:value-type="string">
            <text:p text:style-name="P11"><text:span text:style-name="T1">Ciudad, Provincia/Estado, País</text:span></text:p>
          </table:table-cell>
          <table:table-cell table:style-name="Table2.B1" office:value-type="string">
            <text:p text:style-name="P25">Especifique la ubicación geográfica de su hospital/institución </text:p>
          </table:table-cell>
        </table:table-row>
        <table:table-row table:style-name="Table2.1">
          <table:table-cell table:style-name="Table2.A1" office:value-type="string">
            <text:p text:style-name="P25">Tamaño del Hospital</text:p>
          </table:table-cell>
          <table:table-cell table:style-name="Table2.B1" office:value-type="string">
            <text:p text:style-name="P11"><text:span text:style-name="T1">Indique el número de camas que posee el hospital</text:span></text:p>
          </table:table-cell>
        </table:table-row>
        <table:table-row table:style-name="Table2.1">
          <table:table-cell table:style-name="Table2.A1" office:value-type="string">
            <text:p text:style-name="P11"><text:span text:style-name="T1">Múltiples UCI</text:span></text:p>
          </table:table-cell>
          <table:table-cell table:style-name="Table2.B1" office:value-type="string">
            <text:p text:style-name="P11"><text:span text:style-name="T1">Indique si su hospital tiene más de una UCI. Si su hospital tiene más de una UCI pero solo una de ella este participando en el estudio debe indicar que su hospital tiene varias UCI.</text:span></text:p>
          </table:table-cell>
        </table:table-row>
        <table:table-row table:style-name="Table2.1">
          <table:table-cell table:style-name="Table2.A1" office:value-type="string">
            <text:p text:style-name="P25">Nombre de UCI</text:p>
          </table:table-cell>
          <table:table-cell table:style-name="Table2.B1" office:value-type="string">
            <text:p text:style-name="P11"><text:span text:style-name="T1">Indique el nombre completo de su UCI como desee que aparezca en el reporte.</text:span></text:p>
          </table:table-cell>
        </table:table-row>
        <table:table-row table:style-name="Table2.1">
          <table:table-cell table:style-name="Table2.A1" office:value-type="string">
            <text:p text:style-name="P11"><text:span text:style-name="T1">Participación en años anteriores</text:span></text:p>
          </table:table-cell>
          <table:table-cell table:style-name="Table2.B1" office:value-type="string">
            <text:p text:style-name="P11"><text:span text:style-name="T1">Indique si ha participado en nuestros estudios de nutrición en años anteriores. Si no está seguro consulte con sus colegas o contáctenos para más información. Si mas de una UCI están participando por favor indique que UCI participaron en qué año.</text:span></text:p>
          </table:table-cell>
        </table:table-row>
        <text:soft-page-break/>
        <table:table-row table:style-name="Table2.1">
          <table:table-cell table:style-name="Table2.A1" office:value-type="string">
            <text:p text:style-name="P25">Tipo de UCI</text:p>
          </table:table-cell>
          <table:table-cell table:style-name="Table2.B1" office:value-type="string">
            <text:p text:style-name="P11"><text:span text:style-name="T1">Indique la estructura de su UCI. Una UCI cerrada es aquella unidad donde el cuidado del paciente es compartido entre un medico Intensivista (Medico con entrenamiento en cuidados intensivos) y un especialista (Doctor de familia, internista, cirujano) o donde solo el intensivista está a cargo del paciente. Una UCI abierta es una unidad donde el cuidado del paciente está a cargo de un médico especialista y el intensivista es consultado cuando el especialista lo cree necesario. </text:span></text:p>
          </table:table-cell>
        </table:table-row>
        <table:table-row table:style-name="Table2.1">
          <table:table-cell table:style-name="Table2.A1" office:value-type="string">
            <text:p text:style-name="P25">Tipo de casos</text:p>
          </table:table-cell>
          <table:table-cell table:style-name="Table2.B1" office:value-type="string">
            <text:p text:style-name="P25">Indique todo los tipos de casos que se tratan en esta UCI.</text:p>
          </table:table-cell>
        </table:table-row>
        <table:table-row table:style-name="Table2.1">
          <table:table-cell table:style-name="Table2.A1" office:value-type="string">
            <text:p text:style-name="P11"><text:span text:style-name="T1">Director Médico de UCI</text:span></text:p>
          </table:table-cell>
          <table:table-cell table:style-name="Table2.B1" office:value-type="string">
            <text:p text:style-name="P25">Indique si su UCI tiene un director medico</text:p>
          </table:table-cell>
        </table:table-row>
        <table:table-row table:style-name="Table2.1">
          <table:table-cell table:style-name="Table2.A1" office:value-type="string">
            <text:p text:style-name="P11"><text:span text:style-name="T1">Número de camas en la UCI</text:span></text:p>
          </table:table-cell>
          <table:table-cell table:style-name="Table2.B1" office:value-type="string">
            <text:p text:style-name="P25">Indique cuantas camas posee su UCI</text:p>
          </table:table-cell>
        </table:table-row>
        <table:table-row table:style-name="Table2.1">
          <table:table-cell table:style-name="Table2.A1" office:value-type="string">
            <text:p text:style-name="P25">Nutricionista en la UCI</text:p>
          </table:table-cell>
          <table:table-cell table:style-name="Table2.B1" office:value-type="string">
            <text:p text:style-name="P25">Medida utilizada para medir la cantidad de tiempo que un nutricionista dedica a la UCI en relación con un puesto de trabajo de tiempo completo.</text:p>
            <text:p text:style-name="P25"/>
            <text:p text:style-name="P11"><text:span text:style-name="T5"><text:s/></text:span><text:span text:style-name="T4">Ejemplo:</text:span><text:span text:style-name="T1"> <text:s/>Un FTE (Equivalente a tiempo completo) de 1.0 significa que un nutricionista trabaja a tiempo completo en la UCI y un FTE de 0.5 significa que un nutricionista trabaja en la UCI la mitad de un horario normal es decir 2.5 días a la semana. </text:span></text:p>
          </table:table-cell>
        </table:table-row>
        <table:table-row table:style-name="Table2.1">
          <table:table-cell table:style-name="Table2.A1" office:value-type="string">
            <text:p text:style-name="P25">Suplencia de nutricionista los fines de semana</text:p>
          </table:table-cell>
          <table:table-cell table:style-name="Table2.B1" office:value-type="string">
            <text:p text:style-name="P25">Indique la opción que mejor describa como se maneja la suplencia del nutricionista durante los fines de semana en su UCI</text:p>
          </table:table-cell>
        </table:table-row>
        <table:table-row table:style-name="Table2.1">
          <table:table-cell table:style-name="Table2.A1" office:value-type="string">
            <text:p text:style-name="P11"><text:span text:style-name="T1">Protocolo/ Algoritmo de nutrición</text:span></text:p>
          </table:table-cell>
          <table:table-cell table:style-name="Table2.B1" office:value-type="string">
            <text:p text:style-name="P11"><text:span text:style-name="T4">Los protocolos de nutrición enteral son definido como:</text:span><text:span text:style-name="T1"> herramientas diseñadas para permitir a las enfermeras iniciar, monitorear y/o modificar la administración nutricional enteral a los pacientes. La implementación de estos protocolos incluye (pero no se limita) a el uso de ordenes impresas y aprobadas por los doctores al momento de que los pacientes son admitidos a la UCI y un algoritmo que contiene instrucciones para el manejo de la alimentación del paciente. No se refiere a un documento legal sino a un conjunto de herramientas. </text:span></text:p>
            <text:p text:style-name="P25"/>
            <text:p text:style-name="P11"><text:span text:style-name="T1">Si su UCI utiliza un protocolo de nutrición, indique cual de los elementos mostrado incluye. Si utiliza un umbral para el volumen residual gástrico, indique este valor en mr.</text:span></text:p>
          </table:table-cell>
        </table:table-row>
        <table:table-row table:style-name="Table2.1">
          <table:table-cell table:style-name="Table2.A1" office:value-type="string">
            <text:p text:style-name="P25">Protocolo de monitoreo de azúcar en la sangre</text:p>
          </table:table-cell>
          <table:table-cell table:style-name="Table2.B1" office:value-type="string">
            <text:p text:style-name="P11"><text:span text:style-name="T1">Indique si utiliza un protocolo para monitorear los niveles de azúcar en la sangre. Si los posee indique el valor bajo y alto de lo que considera un rango aceptable o si solo utiliza el valor alto o el bajo indique el valor del mismo y seleccione las unidades utilizadas para medirlo (mmol/L, mg/dL). </text:span></text:p>
          </table:table-cell>
        </table:table-row>
      </table:table>
      <text:p text:style-name="P2"/>
      <text:p text:style-name="P2"/>
      <text:p text:style-name="P44"><text:span text:style-name="T1">Evaluación y selección de los pacientes</text:span></text:p>
      <text:list xml:id="list19672749" text:style-name="WW8Num6">
        <text:list-item>
          <text:p text:style-name="P57"><text:span text:style-name="T19">Usted registrara los pacientes de manera consecutiva en el estudio de nutrición. A partir del primer día de recolección de datos, registre todos los pacientes presentes en su UCI en su registro impreso. <text:s/></text:span></text:p>
        </text:list-item>
      </text:list>
      <text:p text:style-name="P36"><text:span text:style-name="T20">Nota: El</text:span><text:span text:style-name="T19"> primer día de estudio representa el día en que el paciente fue admitido a la UCI sin importar cuando fue seleccionado o evaluado. Ej. Si evaluó y selecciona un paciente el 11 de mayo y este fue admitido a la UCI el 8 de mayo, usted deberá recolectar los datos del paciente desde el 8 de mayo ya que ese es el primer día de estudio para este paciente. </text:span></text:p>
      <text:p text:style-name="P36"><text:span text:style-name="T20">Nota:</text:span><text:span text:style-name="T19"> Si la historia médica del paciente está incompleta o si no es posible obtener todos los datos necesarios debe excluir dicho paciente y registrar el siguiente paciente que cumpla con los requisitos para ser incluido en el estudio de nutrición. </text:span></text:p>
      <text:list xml:id="list211352192114019" text:continue-numbering="true" text:style-name="WW8Num6">
        <text:list-item>
          <text:p text:style-name="P57"><text:span text:style-name="T19">Las columnas del registro de evaluación y selección representan los criterios de elegibilidad en cuanto a lo que el proceso de recolección de datos se refiere. Marque un </text:span><text:span text:style-name="T25"></text:span><text:span text:style-name="T19"> en cada columna que represente un criterio que el paciente cumpla o una </text:span><text:span text:style-name="T25"></text:span><text:span text:style-name="T19"> si el paciente no cumple con dicho criterio. No sabrá si el paciente es elegible para el estudio hasta después de 72 horas de que el paciente es admitido a la UCI (Excluya a pacientes dados de alta de la UCI en menos de 72 horas). Recolecte los datos de los pacientes que cumplan con todo los criterios de inclusión. Si el número de pacientes que cumplen con todos los criterios es menor a 20, siga evaluando pacientes hasta que logre registrar 20 pacientes consecutivos en el estudio. </text:span></text:p>
        </text:list-item>
      </text:list>
      <text:p text:style-name="P36"><text:span text:style-name="T20">Note: </text:span><text:span text:style-name="T21">Pacientes</text:span><text:span text:style-name="T22"> consecutivos </text:span><text:span text:style-name="T19">se refiere al siguiente paciente que cumple con los criterios de inclusión en vez de elegir pacientes aleatoriamente. </text:span></text:p>
      <text:list xml:id="list211351476920546" text:continue-numbering="true" text:style-name="WW8Num6">
        <text:list-item>
          <text:p text:style-name="P57"><text:span text:style-name="T19">Si un paciente fue admitido a la UCI en múltiples oportunidades utilice la información obtenida en la última admisión. </text:span></text:p>
          <text:list>
            <text:list-item>
              <text:p text:style-name="P58">Si un paciente que ya fue registrado en el estudio es re-admitido a la UCI no lo incluya nuevamente en el estudio.</text:p>
            </text:list-item>
            <text:list-item>
              <text:p text:style-name="P57"><text:span text:style-name="T19">Si alguno de los pacientes registrado para el estudio es dado de alta y luego re-admitido a la UCI en un periodo menor o igual a 48 horas, considere como si el paciente nunca haya sido dado de alta y continúe recolectando datos normalmente.</text:span></text:p>
            </text:list-item>
          </text:list>
        </text:list-item>
      </text:list>
      <text:p text:style-name="P60"><text:s/></text:p>
      <text:list xml:id="list211351578308385" text:continue-numbering="true" text:style-name="WW8Num6">
        <text:list-item>
          <text:p text:style-name="P57"><text:span text:style-name="T19">Utilice paginas adicionales en el registro de evaluación y selección si es necesario.</text:span></text:p>
        </text:list-item>
      </text:list>
      <text:p text:style-name="P59"/>
      <text:list xml:id="list211350956595199" text:continue-numbering="true" text:style-name="WW8Num6">
        <text:list-item>
          <text:p text:style-name="P58">Escriba el numero del paciente en REDCap en el registro de evaluación y selección.</text:p>
        </text:list-item>
      </text:list>
      <text:p text:style-name="P37"><text:span text:style-name="T20">Importante: </text:span><text:span text:style-name="T19">El numero del paciente en REDCap y en el registro de selección </text:span><text:span text:style-name="T22">no</text:span><text:span text:style-name="T19"> será el mismo. REDCap asignara un numero de paciente no consecutivo </text:span><text:soft-page-break/><text:span text:style-name="T19">que dependerá del número de identificación de su UCI. Ej. Si el numero de su UCI en REDCap es 15, su primer paciente tendrá el numero 15-1. </text:span></text:p>
      <text:list xml:id="list211351783465816" text:continue-numbering="true" text:style-name="WW8Num6">
        <text:list-item>
          <text:p text:style-name="P57"><text:span text:style-name="T19">Guarde el registro de evaluación y selección para verificar que paciente corresponde a que numero en caso de que el centro metodológico necesite consultarlo con respecto a los datos recolectados o en caso de que su UCI sea seleccionado para una auditoria rutinaria para verificar la validez de los datos</text:span></text:p>
        </text:list-item>
      </text:list>
      <text:p text:style-name="P8"><text:s/></text:p>
      <text:p text:style-name="P27">Los pacientes que pueden ser incluidos en el estudio deben cumplir con lo siguiente: </text:p>
      <table:table table:name="Table3" table:style-name="Table3">
        <table:table-column table:style-name="Table3.A"/>
        <table:table-column table:style-name="Table3.B"/>
        <table:table-row table:style-name="Table3.1">
          <table:table-cell table:style-name="Table3.A1" office:value-type="string">
            <text:p text:style-name="P30">Inclusión</text:p>
          </table:table-cell>
          <table:table-cell table:style-name="Table3.B1" office:value-type="string">
            <text:p text:style-name="P30">Exclusión</text:p>
          </table:table-cell>
        </table:table-row>
        <table:table-row table:style-name="Table3.1">
          <table:table-cell table:style-name="Table3.A1" office:value-type="string">
            <text:list xml:id="list793432322" text:style-name="WW8Num20">
              <text:list-item>
                <text:p text:style-name="P61"><text:span text:style-name="T11">Edad adulta (≥18 años)</text:span></text:p>
              </text:list-item>
              <text:list-item>
                <text:p text:style-name="P61"><text:span text:style-name="T11">Conectado al ventilador mecánico en un periodo menor o igual a 48 horas desde el momento en que fue admitido a la UCI.</text:span></text:p>
              </text:list-item>
            </text:list>
            <text:p text:style-name="P67"/>
            <text:p text:style-name="P38"><text:span text:style-name="T12">Note: </text:span><text:span text:style-name="T11">La cantidad de tiempo que un paciente este ventilado no es relevante. Los pacientes que están siendo ventilados al momento de ser admitido a la UCI pueden ser incluidos en el estudio.</text:span></text:p>
          </table:table-cell>
          <table:table-cell table:style-name="Table3.B1" office:value-type="string">
            <text:list xml:id="list3104940869" text:style-name="WW8Num15">
              <text:list-item>
                <text:p text:style-name="P68">Pacientes ventilados con mascarillas</text:p>
              </text:list-item>
              <text:list-item>
                <text:p text:style-name="P68">Pacientes dados de alta de la UCI en un periodo menor a 72 horas desde el momento en que son admitidos a la UCI</text:p>
              </text:list-item>
            </text:list>
            <text:p text:style-name="P15"/>
          </table:table-cell>
        </table:table-row>
      </table:table>
      <text:p text:style-name="P43">Formulario de Información del paciente</text:p>
      <table:table table:name="Table4" table:style-name="Table4">
        <table:table-column table:style-name="Table4.A"/>
        <table:table-column table:style-name="Table4.B"/>
        <table:table-row table:style-name="Table4.1">
          <table:table-cell table:style-name="Table4.A1" office:value-type="string">
            <text:p text:style-name="P11"><text:span text:style-name="T1">Sexo</text:span></text:p>
          </table:table-cell>
          <table:table-cell table:style-name="Table4.B1" office:value-type="string">
            <text:p text:style-name="P11"><text:span text:style-name="T1">Marque un </text:span><text:span text:style-name="T26"></text:span><text:span text:style-name="T1"> en la opción que corresponde (Hombre o Mujer)</text:span></text:p>
          </table:table-cell>
        </table:table-row>
        <table:table-row table:style-name="Table4.1">
          <table:table-cell table:style-name="Table4.A1" office:value-type="string">
            <text:p text:style-name="P25">Edad</text:p>
          </table:table-cell>
          <table:table-cell table:style-name="Table4.B1" office:value-type="string">
            <text:p text:style-name="P25">Edad del paciente al momento de ser seleccionado o evaluado</text:p>
          </table:table-cell>
        </table:table-row>
        <table:table-row table:style-name="Table4.1">
          <table:table-cell table:style-name="Table4.A1" office:value-type="string">
            <text:p text:style-name="P11"><text:span text:style-name="T1">Fecha y hora de admisión al hospital*</text:span></text:p>
          </table:table-cell>
          <table:table-cell table:style-name="Table4.B1" office:value-type="string">
            <text:p text:style-name="P11"><text:span text:style-name="T1">Introduzca la fecha y hora en la que el paciente ingreso al hospital, ya sea la fecha en que ingreso a la emergencia o algún ala del hospital. Utilice la fecha y hora de ingreso a la UCI para aquellos pacientes que son transferidos directamente desde otro hospital.</text:span></text:p>
          </table:table-cell>
        </table:table-row>
        <table:table-row table:style-name="Table4.1">
          <table:table-cell table:style-name="Table4.A1" office:value-type="string">
            <text:p text:style-name="P11"><text:span text:style-name="T1">Fecha y hora de admisión a la UCI*</text:span></text:p>
          </table:table-cell>
          <table:table-cell table:style-name="Table4.B1" office:value-type="string">
            <text:p text:style-name="P11"><text:span text:style-name="T1">Introduzca la fecha y hora en la que el paciente fue admitido a la UCI. Si el paciente es admitido en diferentes oportunidades utilice la fecha más reciente. Si el paciente es transferido desde otra UCI utilice la fecha en que fue admitido a </text:span><text:span text:style-name="T3">su</text:span><text:span text:style-name="T1"> UCI. Si el paciente es admitido directamente a la UCI desde otro hospital la fecha y hora de admisión al hospital será la misma que la de admisión a la UCI. </text:span></text:p>
          </table:table-cell>
        </table:table-row>
        <table:table-row table:style-name="Table4.1">
          <table:table-cell table:style-name="Table4.A1" office:value-type="string">
            <text:p text:style-name="P11"><text:span text:style-name="T1">Fecha y hora de inicio de ventilación mecánica</text:span></text:p>
          </table:table-cell>
          <table:table-cell table:style-name="Table4.B1" office:value-type="string">
            <text:p text:style-name="P11"><text:span text:style-name="T1">Introduzca la fecha y hora en que se inicio la ventilación mecánica invasiva. Es decir la fecha y hora cuando el paciente fue entubado y conectado al ventilador o cuando se realizo una traqueotomía con ventilador mecánico o cualquier otro procedimiento donde se administro presión positiva a través de un tubo endotraqueal o traqueotomía. No incluye procedimientos no invasivos como BI-PAP o <text:s/>CPAP. Si la ventilación mecánica se inicio antes de ser admitido a la UCI seleccione la opción “Comenzada antes de la admisión a la UCI” (Started prior to ICU admisión). </text:span></text:p>
          </table:table-cell>
        </table:table-row>
        <table:table-row table:style-name="Table4.1">
          <table:table-cell table:style-name="Table4.A1" office:value-type="string">
            <text:p text:style-name="P25">Tipo de admisión </text:p>
          </table:table-cell>
          <table:table-cell table:style-name="Table4.B1" office:value-type="string">
            <text:p text:style-name="P11"><text:span text:style-name="T1">Marque un </text:span><text:span text:style-name="T26"></text:span><text:span text:style-name="T1"> en solamente una de las siguientes opciones: </text:span></text:p>
            <text:p text:style-name="P11"><text:span text:style-name="T6">Medica: </text:span><text:span text:style-name="T1"><text:s text:c="2"/>Pacientes admitidos sin haber recibido ninguna intervención quirúrgica. </text:span></text:p>
            <text:p text:style-name="P11"><text:span text:style-name="T6">Quirúrgica electiva:</text:span><text:span text:style-name="T1"> Pacientes admitidos a la UCI provenientes del quirófano directamente o de recuperación post-operatoria luego de una cirugía previamente planeada.</text:span></text:p>
            <text:p text:style-name="P11"><text:span text:style-name="T6">Quirúrgica de emergencia:</text:span><text:span text:style-name="T1"> Paciente admitido a la UCI directamente desde el quirófano o desde la recuperación post-operatoria luego de una intervención quirúrgica no planeada. </text:span></text:p>
            <text:p text:style-name="P32"/>
            <text:p text:style-name="P11"><text:span text:style-name="T2">Nota: </text:span><text:span text:style-name="T1">Si un paciente ingresa a la UCI luego a raíz de una complicación producto de una cirugía, debe seleccionar la opción “medica”. </text:span></text:p>
          </table:table-cell>
        </table:table-row>
        <table:table-row table:style-name="Table4.1">
          <table:table-cell table:style-name="Table4.A1" office:value-type="string">
            <text:p text:style-name="P11"><text:span text:style-name="T1">Razón/Diagnostico antes de admisión a UCI</text:span></text:p>
          </table:table-cell>
          <table:table-cell table:style-name="Table4.B1" office:value-type="string">
            <text:p text:style-name="P11"><text:span text:style-name="T1">Seleccione la opción que mas se adecue a la razón por la cual el paciente fue </text:span><text:span text:style-name="T3">admitido a la UCI. </text:span><text:span text:style-name="T1">Solo una opción puede ser seleccionada. Recuerde que los síntomas no equivale a un diagnostico medico (Ej. Problemas respiratorios, hipotensión, etc.). </text:span></text:p>
            <text:p text:style-name="P25"/>
            <text:p text:style-name="P11"><text:span text:style-name="T4">Ejemplo: </text:span><text:span text:style-name="T6">Un</text:span><text:span text:style-name="T1"> <text:s/>paciente es operado de una colecistectomía, durante la recuperación post-operatoria el paciente sufre un paro cardiaco y es admitido a la UCI. En este caso la razón por la cual el paciente es admitido a la <text:s/>UCI es “medica” y el diagnostico es “paro cardiaco”.</text:span></text:p>
            <text:p text:style-name="P32"/>
            <text:p text:style-name="P33"/>
            <text:p text:style-name="P11"><text:span text:style-name="T2">Nota: </text:span><text:span text:style-name="T1">Los siguientes diagnósticos toman precedencia si están presentes: </text:span><text:span text:style-name="T3">sepsis, pancreatitis, Cirugía bariátrica, ARDS, and </text:span><text:soft-page-break/><text:span text:style-name="T3">quemadura. </text:span></text:p>
            <text:p text:style-name="P25"/>
            <text:p text:style-name="P11"><text:span text:style-name="T4">Ejemplo: </text:span><text:span text:style-name="T1">Si un paciente presenta sepsis y neumonía seleccione sepsis.</text:span><text:span text:style-name="T3"> </text:span></text:p>
          </table:table-cell>
        </table:table-row>
      </table:table>
      <text:p text:style-name="P43">Formulario de Información del paciente</text:p>
      <table:table table:name="Table5" table:style-name="Table5">
        <table:table-column table:style-name="Table5.A"/>
        <table:table-column table:style-name="Table5.B"/>
        <table:table-row table:style-name="Table5.1">
          <table:table-cell table:style-name="Table5.A1" office:value-type="string">
            <text:p text:style-name="P30">Comorbilidad</text:p>
          </table:table-cell>
          <table:table-cell table:style-name="Table5.B1" office:value-type="string">
            <text:p text:style-name="P11"><text:span text:style-name="T19">Marque un <text:s/></text:span><text:span text:style-name="T25"></text:span><text:span text:style-name="T19">al lado de las comorbilidades presentes. Solo las comorbilidades presentes en la lista deben ser marcadas. </text:span></text:p>
            <text:p text:style-name="P32"/>
            <text:p text:style-name="P11"><text:span text:style-name="T23">Ejemplo: </text:span><text:span text:style-name="T19">Un paciente es admitido a la UCI al padecer un paro cardiaco; el paciente es asmático, tiene diabetes tipo II, es obeso y sordo. En este caso las comorbilidades que debe seleccionar son las siguientes: </text:span></text:p>
            <text:list xml:id="list1392777470" text:style-name="WW8Num13">
              <text:list-item>
                <text:p text:style-name="P62"><text:span text:style-name="T28">Pulmonar: Asma (Pulmonary: Asthma)</text:span></text:p>
              </text:list-item>
              <text:list-item>
                <text:p text:style-name="P62"><text:span text:style-name="T28">Endocrina: Diabetes tipo II (Endocrine: Diabetes Type I or II)</text:span></text:p>
              </text:list-item>
              <text:list-item>
                <text:p text:style-name="P62"><text:span text:style-name="T28">Endocrina: Obesidad y/o IMC &gt; 30 (Endocrine: Obesity and/or BMI &gt;30)</text:span></text:p>
              </text:list-item>
              <text:list-item>
                <text:p text:style-name="P62"><text:span text:style-name="T28">Otros, Varios: Sordera (Miscellaneous: Hearing Impairment)</text:span></text:p>
              </text:list-item>
            </text:list>
          </table:table-cell>
        </table:table-row>
        <table:table-row table:style-name="Table5.1">
          <table:table-cell table:style-name="Table5.A1" office:value-type="string">
            <text:p text:style-name="P11"><text:span text:style-name="T19">Niveles de azúcar en la sangre (Alto/Bajo) en las primeras 24 horas </text:span></text:p>
          </table:table-cell>
          <table:table-cell table:style-name="Table5.B1" office:value-type="string">
            <text:p text:style-name="P11"><text:span text:style-name="T19">Indique el valor más bajo y más alto de azúcar en la sangre si los mismos fueron medidos en las primeras 24 horas desde que el paciente fue admitido a la UCI. <text:s/>Indique las unidades usadas para medir los niveles de azúcar (mmol/L o mg/dL). </text:span></text:p>
            <text:p text:style-name="P32"/>
            <text:p text:style-name="P11"><text:span text:style-name="T19">SI los valores de azúcar en la sangre fueron tomados solo una vez, indique dicho valor como el más alto y el más bajo. </text:span></text:p>
          </table:table-cell>
        </table:table-row>
        <table:table-row table:style-name="Table5.1">
          <table:table-cell table:style-name="Table5.A1" office:value-type="string">
            <text:p text:style-name="P11"><text:span text:style-name="T19">Presencia de ARDS</text:span></text:p>
          </table:table-cell>
          <table:table-cell table:style-name="Table5.B1" office:value-type="string">
            <text:p text:style-name="P11"><text:span text:style-name="T19">El ARDS es u síndrome respiratorio severo caracterizado por PaO</text:span><text:span text:style-name="T29">2</text:span><text:span text:style-name="T19">:FiO</text:span><text:span text:style-name="T29">2</text:span><text:span text:style-name="T19"> &lt;200mmHg en presencia de infiltrados alveolares bilaterales. No se espera que usted diagnostique el ADRS, solo debe indicar si la presencia de <text:s/>ARDS <text:s/>está confirmada en los rayos X o si se sospecha su presencia. Si la historia médica del paciente indica ARDS equivale a “sospecha de ARDS </text:span></text:p>
          </table:table-cell>
        </table:table-row>
        <table:table-row table:style-name="Table5.4">
          <table:table-cell table:style-name="Table5.A1" office:value-type="string">
            <text:p text:style-name="P11"><text:span text:style-name="T19">Elevación de la cabecera de la <text:s/>Cama</text:span></text:p>
          </table:table-cell>
          <table:table-cell table:style-name="Table5.B1" office:value-type="string">
            <text:p text:style-name="P11"><text:span text:style-name="T19">La elevación de la cama debe ser observada al momento que el paciente es evaluada y seleccionado. Si no fue observado simplemente indique “no observado” (missing) en el formulario. Utilice los dispositivos con los que la cama de la UCI está equipada para medir el ángulo de elevación. Si la cama carece de dichos dispositivos debe estimar el ángulo usted mismo con la ayuda de otro miembro del equipo. Mida el ángulo en el que el torso del paciente toca la cama; no mida el ángulo entre la cama y la cabeza del paciente si el mismo usa una almohada. </text:span></text:p>
            <text:p text:style-name="P30"><draw:custom-shape text:anchor-type="char" draw:z-index="3" draw:style-name="gr2" draw:text-style-name="P76" svg:width="1.1217in" svg:height="0.1732in" svg:x="3.7071in" svg:y="0.0681in"><text:p text:style-name="P75">Incorrect angle</text:p><draw:enhanced-geometry draw:text-path-allowed="false" draw:text-areas="0 0 21600 21600" draw:text-path="true" draw:text-path-mode="shape" draw:text-path-scale="path" draw:text-path-same-letter-heights="false" svg:viewBox="0 0 21600 21600" draw:type="fontwork-plain-text" draw:modifiers="10800 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0"><draw:connector text:anchor-type="char" draw:z-index="1" draw:style-name="gr1" draw:text-style-name="P74" draw:type="line" svg:x1="3.9535in" svg:y1="0.2811in" svg:x2="3.6583in" svg:y2="0.4984in" svg:d="M10042 714l-750 552" svg:viewBox="0 0 751 554"><text:p/></draw:connector><draw:custom-shape text:anchor-type="char" draw:z-index="4" draw:style-name="gr3" draw:text-style-name="P76" svg:width="0.924in" svg:height="0.1732in" svg:x="3.9953in" svg:y="0.1638in"><text:p text:style-name="P75">Correct angle</text:p><draw:enhanced-geometry draw:text-path-allowed="false" draw:text-areas="0 0 21600 21600" draw:text-path="true" draw:text-path-mode="shape" draw:text-path-scale="path" draw:text-path-same-letter-heights="false" svg:viewBox="0 0 21600 21600" draw:type="fontwork-plain-text" draw:modifiers="10800 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onnector text:anchor-type="char" draw:z-index="0" draw:style-name="gr1" draw:text-style-name="P74" draw:type="line" svg:x1="3.6654in" svg:y1="0.0173in" svg:x2="3.3701in" svg:y2="0.2346in" svg:d="M9310 44l-750 552" svg:viewBox="0 0 751 554"><text:p/></draw:connector></text:p>
            <text:p text:style-name="P30"><draw:g text:anchor-type="char" draw:z-index="5" draw:style-name="gr4"><draw:g draw:style-name="gr5"><draw:custom-shape draw:style-name="gr6" draw:text-style-name="P77" svg:width="0.6406in" svg:height="0.7488in" draw:transform="rotate (1.87116749106312) translate (3.11150481189851in 1.04861111111111in)"><text:p/><draw:enhanced-geometry draw:text-areas="10799 0 21555 10799" svg:viewBox="0 0 21600 21600" draw:mirror-horizontal="true" draw:type="mso-spt100" draw:modifiers="270 -5.07447814941406"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 draw:text-style-name="P77" svg:width="0.4157in" svg:height="0.4406in" draw:transform="rotate (1.87116749106312) translate (2.97291666666667in 0.944444444444444in)"><text:p/><draw:enhanced-geometry draw:text-areas="10799 0 21599 10799" svg:viewBox="0 0 21600 21600" draw:mirror-horizont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8" draw:text-style-name="P74" draw:type="line" svg:x1="0.9362in" svg:y1="0.739in" svg:x2="2.7693in" svg:y2="0.7402in" svg:d="M2378 1877l4656 3" svg:viewBox="0 0 4658 5"><text:p/></draw:connector><draw:custom-shape draw:style-name="gr9" draw:text-style-name="P78" svg:width="0.5831in" svg:height="0.1803in" draw:transform="rotate (0.523598775598299) translate (2.96150481189851in 0.39375i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0" draw:text-style-name="P77" svg:width="1.7843in" svg:height="0.3976in" svg:x="1.2134in" svg:y="0.3327in"><text:p/><draw:enhanced-geometry svg:viewBox="0 0 3096 632" draw:type="non-primitive" draw:enhanced-path="M 3096 0  C 3059 245 3023 490 2700 561 2377 632 1605 426 1155 426 705 426 192 539 0 561  N"/></draw:custom-shape><draw:connector draw:style-name="gr11" draw:text-style-name="P74" draw:type="line" svg:x1="1.2134in" svg:y1="0.6909in" svg:x2="0.9791in" svg:y2="0.4827in" svg:d="M3082 1755l-595-529" svg:viewBox="0 0 596 531"><text:p/></draw:connector><draw:custom-shape draw:style-name="gr12" draw:text-style-name="P77" svg:width="0.4406in" svg:height="0.4406in" draw:transform="rotate (1.87116749106312) translate (3.00069444444444in 0.596134076990376in)"><text:p/><draw:enhanced-geometry draw:text-areas="10799 0 21599 10799" svg:viewBox="0 0 21600 21600" draw:mirror-horizontal="true"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13" draw:text-style-name="P74" draw:type="line" svg:x1="1.2307in" svg:y1="0.615in" svg:x2="0.9965in" svg:y2="0.4067in" svg:d="M3126 1562l-595-529" svg:viewBox="0 0 596 531"><text:p/></draw:connector><draw:custom-shape draw:style-name="gr14" draw:text-style-name="P77" svg:width="0.9335in" svg:height="0.1323in" svg:x="1.2134in" svg:y="0.4831in"><text:p/><draw:enhanced-geometry svg:viewBox="0 0 1110 229" draw:type="non-primitive" draw:enhanced-path="M 0 229  C 170 114 340 0 525 0 710 0 1010 191 1110 229  N"/></draw:custom-shape><draw:connector draw:style-name="gr15" draw:text-style-name="P74" draw:type="line" svg:x1="2.5528in" svg:y1="0.7465in" svg:x2="3.8673in" svg:y2="0.748in" svg:d="M6484 1896l3339 4" svg:viewBox="0 0 3341 5"><text:p/></draw:connector><draw:custom-shape draw:style-name="gr16" draw:text-style-name="P79" svg:width="0.3039in" svg:height="0.2469in" draw:transform="rotate (0.823097275240526) translate (2.89166666666667in 0.233333333333333in)"><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8" draw:text-style-name="P74" draw:type="line" svg:x1="2.7563in" svg:y1="0.7429in" svg:x2="3.6091in" svg:y2="0.25in" svg:d="M7001 1887l2166-1252" svg:viewBox="0 0 2168 1254"><text:p/></draw:connector></draw:g></text:p>
            <text:p text:style-name="P30"><draw:connector text:anchor-type="char" draw:z-index="2" draw:style-name="gr1" draw:text-style-name="P74" draw:type="line" svg:x1="3.9957in" svg:y1="-0.0114in" svg:x2="3.3929in" svg:y2="0.4453in" svg:d="M10149-30l-1531 1161" svg:viewBox="0 0 1533 1162"><text:p/></draw:connector></text:p>
            <text:p text:style-name="P30"/>
            <text:p text:style-name="P30"/>
            <text:p text:style-name="P34"/>
          </table:table-cell>
        </table:table-row>
        <table:table-row table:style-name="Table5.1">
          <table:table-cell table:style-name="Table5.A1" office:value-type="string">
            <text:p text:style-name="P11"><text:span text:style-name="T19">Escala APACHE II </text:span></text:p>
          </table:table-cell>
          <table:table-cell table:style-name="Table5.B1" office:value-type="string">
            <text:p text:style-name="P11"><text:span text:style-name="T19">Introduzca la calificación APACHE II si fue calculada rutinariamente y está presente en la historia médica del paciente. </text:span></text:p>
            <text:p text:style-name="P30"/>
            <text:p text:style-name="P11"><text:span text:style-name="T19">Para calcular la escala APACHE puede utilizar el siguiente sitio web: </text:span><text:a xlink:type="simple" xlink:href="http://www.sfar.org/scores2/apache22.html#haut" text:style-name="Internet_20_link" text:visited-style-name="Visited_20_Internet_20_Link"><text:span text:style-name="Internet_20_link"><text:span text:style-name="T19">http://www.sfar.org/scores2/apache22.html#haut</text:span></text:span></text:a><text:span text:style-name="T19"> </text:span></text:p>
            <text:p text:style-name="P30"/>
            <text:p text:style-name="P11"><text:span text:style-name="T19">Introduzca la escala obtenida. </text:span></text:p>
            <text:p text:style-name="P30"/>
            <text:p text:style-name="P11"><text:soft-page-break/><text:span text:style-name="T20">Nota: </text:span><text:span text:style-name="T19">Introduzca el peor valor en cada campo de datos para calcular la escala APACHE II. Utilice valores obtenidos en las primeras 24 horas de admisión a la UCI, si dichos valores no están disponibles usen los valores obtenidos lo mas cercanamente posible a la admisión del paciente a la UCI.</text:span></text:p>
            <text:p text:style-name="P11"><text:span text:style-name="T19">Asegúrese que las unidades utilizadas para calcular los niveles de sodio, potasio y glóbulos blancos corresponden a las unidades designadas en la herramienta usada para calcular la escala APACHE II. </text:span></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Formulario de Evaluación Inicial</text:p>
      <table:table table:name="Table6" table:style-name="Table6">
        <table:table-column table:style-name="Table6.A"/>
        <table:table-column table:style-name="Table6.B"/>
        <table:table-row table:style-name="Table6.1">
          <table:table-cell table:style-name="Table6.A1" office:value-type="string">
            <text:p text:style-name="P11"><text:span text:style-name="T19">Altura*</text:span></text:p>
          </table:table-cell>
          <table:table-cell table:style-name="Table6.B1" office:value-type="string">
            <text:p text:style-name="P11"><text:span text:style-name="T19">Introduzca la altura del paciente en </text:span><text:span text:style-name="T22">metros.</text:span><text:span text:style-name="T19"> Use valores estimados si no es posible medir al paciente. Puede estimar la altura del paciente con los valores suministrados por los miembros de la familia del mismo. Visite </text:span><text:a xlink:type="simple" xlink:href="http://www.criticalcarenutrition.com/" text:style-name="Internet_20_link" text:visited-style-name="Visited_20_Internet_20_Link"><text:span text:style-name="Internet_20_link"><text:span text:style-name="T19">www.criticalcarenutrition.com</text:span></text:span></text:a><text:span text:style-name="T19"> si necesita usar un convertidor de unidades. </text:span></text:p>
          </table:table-cell>
        </table:table-row>
        <table:table-row table:style-name="Table6.1">
          <table:table-cell table:style-name="Table6.A1" office:value-type="string">
            <text:p text:style-name="P11"><text:span text:style-name="T19">Peso*</text:span></text:p>
          </table:table-cell>
          <table:table-cell table:style-name="Table6.B1" office:value-type="string">
            <text:p text:style-name="P11"><text:span text:style-name="T19">Introduzca el peso real del paciente en </text:span><text:span text:style-name="T22">kilogramos</text:span><text:span text:style-name="T19">. No introduzca el peso utilizado para estimar los requerimientos nutricionales si es diferente al peso real. Si no es posible obtener el peso real puede estimarlo o obtenerlo preguntándole a los familiares. Utilice peso “neto” (peso sin retención de fluidos) si el paciente presenta retención de liquido. Visite </text:span><text:a xlink:type="simple" xlink:href="http://www.criticalcarenutrition.com/" text:style-name="Internet_20_link" text:visited-style-name="Visited_20_Internet_20_Link"><text:span text:style-name="Internet_20_link"><text:span text:style-name="T19">www.criticalcarenutrition.com</text:span></text:span></text:a><text:span text:style-name="T19"> <text:s/>si necesita un convertidor de unidades. </text:span></text:p>
          </table:table-cell>
        </table:table-row>
        <table:table-row table:style-name="Table6.1">
          <table:table-cell table:style-name="Table6.A1" office:value-type="string">
            <text:p text:style-name="P30">Peso utilizado para estimar los requerimientos nutricionales</text:p>
          </table:table-cell>
          <table:table-cell table:style-name="Table6.B1" office:value-type="string">
            <text:p text:style-name="P11"><text:span text:style-name="T19">Seleccione la opción de la lista que mejor corresponda. Si el método utilizado no está presente en la lista, seleccione “otro” y especifique. Si el peso real es usado para calcular los requerimientos nutricionales, seleccione “actual”. </text:span></text:p>
          </table:table-cell>
        </table:table-row>
        <table:table-row table:style-name="Table6.1">
          <table:table-cell table:style-name="Table6.A1" office:value-type="string">
            <text:p text:style-name="P30">Calculo de requerimientos de energía </text:p>
          </table:table-cell>
          <table:table-cell table:style-name="Table6.B1" office:value-type="string">
            <text:p text:style-name="P11"><text:span text:style-name="T19">Seleccione todas las opciones que apliquen. </text:span></text:p>
          </table:table-cell>
        </table:table-row>
        <table:table-row table:style-name="Table6.1">
          <table:table-cell table:style-name="Table6.A1" office:value-type="string">
            <text:p text:style-name="P11"><text:span text:style-name="T19">Consumo de energía prescrito*</text:span></text:p>
          </table:table-cell>
          <table:table-cell table:style-name="Table6.B1" office:value-type="string">
            <text:p text:style-name="P11"><text:span text:style-name="T19">Introduzca el número total de kilocalorías según el objetivo del régimen (ej. Tasa máxima/volumen determinado en la evaluación inicial) de EN/PN de acuerdo a las recomendaciones de los nutricionistas y/o doctores. Incluya las kilocalorías obtenidas de las proteínas. Si un rango es prescrito indique el punto medio del rango. </text:span></text:p>
            <text:p text:style-name="P32"/>
            <text:p text:style-name="P30">Si la evaluación inicial no fue completada, calcule la prescripción como 25 Kcal/Kg.</text:p>
            <text:p text:style-name="P31"><text:s/></text:p>
            <text:p text:style-name="P11"><text:span text:style-name="T20">Nota: Si el paciente está recibiendo EN y PN, introduzca la cantidad de kilocalorías de ambas prescripciones de EN y PN combinadas. Si el paciente está recibiendo propofol introduzca la prescripción antes de ajustarla por propofol.</text:span><text:span text:style-name="T19"> </text:span></text:p>
          </table:table-cell>
        </table:table-row>
        <table:table-row table:style-name="Table6.1">
          <table:table-cell table:style-name="Table6.A1" office:value-type="string">
            <text:p text:style-name="P11"><text:span text:style-name="T19">Consumo de proteínas prescrito*</text:span></text:p>
          </table:table-cell>
          <table:table-cell table:style-name="Table6.B1" office:value-type="string">
            <text:p text:style-name="P11"><text:span text:style-name="T19">Introduzca la cantidad (en gramos) de proteínas suministradas según el objetivo del régimen () de acuerdo a los nutricionistas y doctores. Escriba la cantidad (en gramos) provistas por el objetivo del régimen (ej. Tasa máxima/volumen determinado en la evaluación inicial) de EN/PN de acuerdo a las recomendaciones de los nutricionistas y/o doctores. Si un rango es prescrito indique el punto medio del rango. </text:span></text:p>
            <text:p text:style-name="P32"/>
            <text:p text:style-name="P30">Si la evaluación inicial no fue completada, calcule la prescripción como 1 g/Kg.</text:p>
            <text:p text:style-name="P31"><text:s/></text:p>
            <text:p text:style-name="P11"><text:span text:style-name="T20">Nota: Si el paciente está recibiendo EN y PN, introduzca la cantidad de proteínas de ambas prescripciones de EN y PN combinadas.</text:span><text:span text:style-name="T19"> </text:span></text:p>
          </table:table-cell>
        </table:table-row>
        <text:soft-page-break/>
        <table:table-row table:style-name="Table6.1">
          <table:table-cell table:style-name="Table6.A1" office:value-type="string">
            <text:p text:style-name="P11"><text:span text:style-name="T19">Fecha/Hora de inicio de nutrición enteral*</text:span></text:p>
          </table:table-cell>
          <table:table-cell table:style-name="Table6.B1" office:value-type="string">
            <text:p text:style-name="P11"><text:span text:style-name="T19">Indique la fecha/hora en la que la nutrición enteral fue iniciada en la UCI; o indique “Nutrición enteral iniciada antes de admisión a UCI” o “Nutrición enteral no iniciada durante los primeros 12 días en UCI”.</text:span></text:p>
          </table:table-cell>
        </table:table-row>
        <table:table-row table:style-name="Table6.1">
          <table:table-cell table:style-name="Table6.A1" office:value-type="string">
            <text:p text:style-name="P30">Fecha/Hora de inicio de nutrición parenteral*</text:p>
          </table:table-cell>
          <table:table-cell table:style-name="Table6.B1" office:value-type="string">
            <text:p text:style-name="P11"><text:span text:style-name="T19">Indique la fecha/hora en la que la nutrición parenteral fue iniciada en la UCI; o indique “Nutrición parenteral iniciada antes de admisión a UCI” o “Nutrición parenteral no iniciada durante los primeros 12 días en UCI”.</text:span></text:p>
          </table:table-cell>
        </table:table-row>
        <table:table-row table:style-name="Table6.1">
          <table:table-cell table:style-name="Table6.A1" office:value-type="string">
            <text:p text:style-name="P11"><text:span text:style-name="T19">Razón por la cual la nutrición parenteral fue iniciada</text:span></text:p>
          </table:table-cell>
          <table:table-cell table:style-name="Table6.B1" office:value-type="string">
            <text:p text:style-name="P11"><text:span text:style-name="T19">Si la nutrición parenteral fue iniciada en la UCI o antes de la admisión a <text:s/>la misma, seleccione la razón de la lista. Si ninguna de las razones expuestas en la lista aplica, seleccione “otra” e introdúzcala en el formulario. </text:span></text:p>
          </table:table-cell>
        </table:table-row>
        <table:table-row table:style-name="Table6.1">
          <table:table-cell table:style-name="Table6.A1" office:value-type="string">
            <text:p text:style-name="P11"><text:span text:style-name="T19">Técnica de distribución de NE recomendada por doctores y nutricionistas durante evaluación inicial </text:span></text:p>
          </table:table-cell>
          <table:table-cell table:style-name="Table6.B1" office:value-type="string">
            <text:p text:style-name="P11"><text:span text:style-name="T19">Seleccione la opción que mejor describa la técnica de distribución de </text:span><text:span text:style-name="T22">nutrición enteral</text:span><text:span text:style-name="T19"> recomendada por los doctores o nutricionistas durante la evaluación inicial. Esta pregunta solo se enfoca en la provisión de nutrición enteral sin importar la nutrición parenteral o la nutrición oral. </text:span></text:p>
            <text:p text:style-name="P30"/>
            <text:p text:style-name="P11"><text:span text:style-name="T23">Ejemplo:</text:span><text:span text:style-name="T19"> Si el plan inicial es suministrar nutrición parenteral y no nutrición enteral, seleccione “nada por vía oral” (keep nil per Os).</text:span></text:p>
          </table:table-cell>
        </table:table-row>
      </table:table>
      <text:p text:style-name="P2"/>
      <text:p text:style-name="P42"><text:span text:style-name="T1">Formulario de Nutrición Diaria</text:span></text:p>
      <text:p text:style-name="P39"><text:span text:style-name="T19">El primer día de estudio comienza al momento de la admisión a la UCI hasta la media noche de ese mismo día. Es posible que el primer día sea un periodo menor a 24 horas. El segundo día y todos los demás días serán equivalente a un día de calendario, es decir comenzara a la media noche y finalizará un minuto antes de la media noche. </text:span></text:p>
      <text:p text:style-name="P39"><text:span text:style-name="T23">Ejemplo:</text:span><text:span text:style-name="T19"> Un paciente es admitido a la UCI el 2 de mayo a las 14:28. El primer día de estudio para dicho paciente comenzara el día 2 de mayo a las 14:28 y culminara a las 23:59 del mismo día, es decir el primer día de estudio es un periodo de solo 9 horas y 31 minutos. El segundo día de estudio comenzara el 3 de Mayo a las 00:00 y culminara a las 23:59 horas del mismo día (3 de Mayo). </text:span></text:p>
      <text:p text:style-name="P39"><text:span text:style-name="T19">Recolecte los datos hasta el día en que el paciente sea dado de alta de la UCI o hasta el día numero 12. Cuando todos los formularios de nutrición diaria sean completados deberá completar el formulario de resultados. </text:span></text:p>
      <text:p text:style-name="P39"><text:span text:style-name="T19">Usted debe recolectar los datos sobre la nutrición del paciente consecutivamente desde el momento en que el paciente es admitido a la UCI, aun si el paciente </text:span><text:span text:style-name="T22">no está recibiendo</text:span><text:span text:style-name="T19"> elementos nutricionales. Los datos también deben ser recolectados los fines de semana, si usted no trabaja los fines de semana recolecte la información de esos días cuando regrese al trabajo.</text:span> </text:p>
      <table:table table:name="Table7" table:style-name="Table7">
        <table:table-column table:style-name="Table7.A"/>
        <table:table-column table:style-name="Table7.B"/>
        <table:table-row table:style-name="Table7.1">
          <table:table-cell table:style-name="Table7.A1" office:value-type="string">
            <text:p text:style-name="P30">Tipo de nutrición recibida </text:p>
          </table:table-cell>
          <table:table-cell table:style-name="Table7.B1" office:value-type="string">
            <text:p text:style-name="P11"><text:span text:style-name="T19">Por cada día de estudio indique si el paciente recibió nutrición enteral o parenteral.</text:span></text:p>
          </table:table-cell>
        </table:table-row>
        <table:table-row table:style-name="Table7.1">
          <table:table-cell table:style-name="Table7.A1" office:value-type="string">
            <text:p text:style-name="P11"><text:span text:style-name="T19">Niveles de azúcar en la mañana</text:span></text:p>
          </table:table-cell>
          <table:table-cell table:style-name="Table7.B1" office:value-type="string">
            <text:p text:style-name="P11"><text:span text:style-name="T19">Obtenga los niveles de azúcar en la sangre lo más cercano posible a las 08:00 horas. Si no están disponibles estos valores debe indicarlo en el sistema.</text:span></text:p>
            <text:p text:style-name="P11"><text:span text:style-name="T19">Indique las unidades usadas para medir los niveles de azúcar en la sangre (mmol/L or mg/dL</text:span></text:p>
            <text:p text:style-name="P30"/>
          </table:table-cell>
        </table:table-row>
        <table:table-row table:style-name="Table7.1">
          <table:table-cell table:style-name="Table7.A1" office:value-type="string">
            <text:p text:style-name="P11"><text:span text:style-name="T19">Evento <text:s/>Hypoglycemico </text:span></text:p>
          </table:table-cell>
          <table:table-cell table:style-name="Table7.B1" office:value-type="string">
            <text:p text:style-name="P11"><text:span text:style-name="T19">Registre niveles de azúcar (hasta 3 veces por día) menores a <text:s/>3.5 mmol/L (63 mg/dL). </text:span></text:p>
          </table:table-cell>
        </table:table-row>
        <table:table-row table:style-name="Table7.1">
          <table:table-cell table:style-name="Table7.A1" office:value-type="string">
            <text:p text:style-name="P11"><text:span text:style-name="T19">Insulina</text:span></text:p>
          </table:table-cell>
          <table:table-cell table:style-name="Table7.B1" office:value-type="string">
            <text:p text:style-name="P11"><text:span text:style-name="T19">Indique si el paciente recibió insulina. Añada las unidades de insulinas recibidas durante el periodo de 24 horas sin importar la ruta o el tipo de insulina. Si el paciente recibió dos tipos de insulina, añádalas e indique el número total de unidades de insulinas recibidas. </text:span></text:p>
          </table:table-cell>
        </table:table-row>
        <table:table-row table:style-name="Table7.1">
          <table:table-cell table:style-name="Table7.A1" office:value-type="string">
            <text:p text:style-name="P30">Suplemento de Glutamina</text:p>
          </table:table-cell>
          <table:table-cell table:style-name="Table7.B1" office:value-type="string">
            <text:p text:style-name="P30">Se refiere a la glutamina recibida como suplemento por encima de los niveles ya presentes en las formulas de nutrición enteral y parentereal. Indique si el paciente ha recibido glutamina como suplemento e indique la ruta y la dosis.</text:p>
          </table:table-cell>
        </table:table-row>
        <table:table-row table:style-name="Table7.1">
          <table:table-cell table:style-name="Table7.A1" office:value-type="string">
            <text:p text:style-name="P30">Suplemento de Selenio</text:p>
          </table:table-cell>
          <table:table-cell table:style-name="Table7.B1" office:value-type="string">
            <text:p text:style-name="P30">Se refiere al selenio recibido como suplemento por encima de los niveles ya presentes en las formulas de nutrición enteral y parentereal. Indique si el paciente ha recibido selenio como suplemento e indique la ruta y la dosis.</text:p>
          </table:table-cell>
        </table:table-row>
        <table:table-row table:style-name="Table7.1">
          <table:table-cell table:style-name="Table7.A1" office:value-type="string">
            <text:p text:style-name="P11"><text:span text:style-name="T19">Suplemento de prebióticos</text:span></text:p>
          </table:table-cell>
          <table:table-cell table:style-name="Table7.B1" office:value-type="string">
            <text:p text:style-name="P11"><text:span text:style-name="T19">Se refiere a los prebióticos recibidos como suplemento por encima de los niveles ya presentes en las formulas de nutrición enteral y parentereal. Indique si el paciente ha recibido prebióticos como suplemento e indique la ruta y la dosis.</text:span></text:p>
            <text:p text:style-name="P30"><text:soft-page-break/></text:p>
            <text:p text:style-name="P11"><text:span text:style-name="T23">Prebióticos:</text:span><text:span text:style-name="T19"> Ingredientes alimenticios no digeribles que estimulas el crecimiento y la actividad bacteriana.</text:span></text:p>
            <text:p text:style-name="P31"><text:s/></text:p>
            <text:p text:style-name="P11"><text:span text:style-name="T19">La lactulosa no debe ser introducida como prebiótico al menos que haya sido prescrito con ese propósito. </text:span></text:p>
          </table:table-cell>
        </table:table-row>
        <table:table-row table:style-name="Table7.1">
          <table:table-cell table:style-name="Table7.A1" office:value-type="string">
            <text:p text:style-name="P11"><text:span text:style-name="T19">Suplemento de <text:s/>Prebióticos</text:span></text:p>
          </table:table-cell>
          <table:table-cell table:style-name="Table7.B1" office:value-type="string">
            <text:p text:style-name="P11"><text:span text:style-name="T19">Se refiere a los prebióticos recibidos como suplemento por encima de los niveles ya presentes en las formulas de nutrición enteral y parentereal. Indique si el paciente ha recibido prebióticos como suplemento e indique la ruta y la dosis.</text:span></text:p>
            <text:p text:style-name="P30"/>
            <text:p text:style-name="P11"><text:span text:style-name="T23">Pro bióticos:</text:span><text:span text:style-name="T19"> Los pro bióticos son microorganismos vivos que se adicionan a un alimento y en números suficientes alteran la micro flora (por implantación o colonización) intestinal del huésped. </text:span></text:p>
          </table:table-cell>
        </table:table-row>
      </table:table>
      <text:p text:style-name="P43">Formulario de Nutrición Diaria</text:p>
      <table:table table:name="Table8" table:style-name="Table8">
        <table:table-column table:style-name="Table8.A"/>
        <table:table-column table:style-name="Table8.B"/>
        <table:table-row table:style-name="Table8.1">
          <table:table-cell table:style-name="Table8.A1" office:value-type="string">
            <text:p text:style-name="P11"><text:span text:style-name="T19">Propofol*</text:span></text:p>
          </table:table-cell>
          <table:table-cell table:style-name="Table8.B1" office:value-type="string">
            <text:p text:style-name="P30">Indique “Si” (Yes) si la profusión continua es mayor a 6 horas. Indique “No” si propofol no fue dado, o si fue dado intermitentemente, o si la profusión continua es menor a 6 horas. Si ha indicado que si, especifique la cantidad dada y las unidades (Kcal or mL).</text:p>
            <text:p text:style-name="P31"><text:s/></text:p>
            <text:p text:style-name="P11"><text:span text:style-name="T20">Note: </text:span><text:span text:style-name="T19">Propofol provee 1.1kcal/mL</text:span></text:p>
            <text:p text:style-name="P30"/>
          </table:table-cell>
        </table:table-row>
        <table:table-row table:style-name="Table8.1">
          <table:table-cell table:style-name="Table8.A1" office:value-type="string">
            <text:p text:style-name="P11"><text:span text:style-name="T1">Ubicación del tubo de alimentación</text:span></text:p>
          </table:table-cell>
          <table:table-cell table:style-name="Table8.B1" office:value-type="string">
            <text:p text:style-name="P11"><text:span text:style-name="T1">Seleccione la ubicación del tubo de alimentación (se refiere a cualquier tubo oral o naso-gástrico utilizado para proveer nutrición enteral) o seleccione “Tubo no colocado” (no tuve in place). </text:span></text:p>
          </table:table-cell>
        </table:table-row>
        <table:table-row table:style-name="Table8.1">
          <table:table-cell table:style-name="Table8.A1" office:value-type="string">
            <text:p text:style-name="P11"><text:span text:style-name="T1">Agentes de motilidad</text:span></text:p>
          </table:table-cell>
          <table:table-cell table:style-name="Table8.B1" office:value-type="string">
            <text:p text:style-name="P11"><text:span text:style-name="T1">Seleccione en la lista si el paciente ha recibido algún agente de motilidad. La dosis y la vía de administración no son relevantes para responder esta pregunta. Si se ha prescrito una terapia combinada, seleccione todos los agentes de motilidad que el paciente ha recibido ese día.</text:span></text:p>
            <text:p text:style-name="P28"><text:s/></text:p>
            <text:p text:style-name="P11"><text:span text:style-name="T4">Los agentes de motilidad son definidos como:</text:span><text:span text:style-name="T1"> una medicina que mejora el vaciamiento gástrico y/o la motilidad gastrointestinal al aumentar la frecuencia y/o fuerza de las contracciones gastrointestinales.</text:span></text:p>
            <text:p text:style-name="P28"><text:s/></text:p>
            <text:p text:style-name="P25">Estos no incluyen ablandadores fecales o laxantes como la lactulosa. </text:p>
          </table:table-cell>
        </table:table-row>
      </table:table>
      <text:p text:style-name="P2"/>
      <text:p text:style-name="P42"><text:span text:style-name="T1">Formulario de Nutrición Enteral Diaria</text:span></text:p>
      <text:p text:style-name="Standard"><text:span text:style-name="T1">Si el paciente está recibiendo una combinación de nutrición enteral y parenteral, indique la cantidad de proteínas y calorías dadas en la nutrición enteral en este formulario (No incluya las proteínas/calorías que el paciente recibe a través de la nutrición parenteral). </text:span></text:p>
      <text:p text:style-name="P2"><text:span text:style-name="T10">Nota:</text:span> Indique por separado la cantidad de calorías/proteínas obtenidas a través de formulas, suplementos proteínicos y cualquier otro suplemento.</text:p>
      <table:table table:name="Table9" table:style-name="Table9">
        <table:table-column table:style-name="Table9.A"/>
        <table:table-column table:style-name="Table9.B"/>
        <table:table-row table:style-name="Table9.1">
          <table:table-cell table:style-name="Table9.A1" office:value-type="string">
            <text:p text:style-name="P11"><text:span text:style-name="T19">Formula(s) de nutrición enteral</text:span></text:p>
          </table:table-cell>
          <table:table-cell table:style-name="Table9.B1" office:value-type="string">
            <text:p text:style-name="P11"><text:span text:style-name="T19">Utilice la taxonomía para indicar la formula de nutrición enteral recibidas por el paciente. Puede especificar hasta 3 formulas por día. Si el paciente recibe más de 3 formulas al día seleccione las 3 formulas que proveen el mayor volumen. </text:span></text:p>
          </table:table-cell>
        </table:table-row>
        <table:table-row table:style-name="Table9.1">
          <table:table-cell table:style-name="Table9.A1" office:value-type="string">
            <text:p text:style-name="P11"><text:span text:style-name="T19">Kilocalorías recibidas en la nutrición enteral*</text:span></text:p>
          </table:table-cell>
          <table:table-cell table:style-name="Table9.B1" office:value-type="string">
            <text:p text:style-name="P11"><text:span text:style-name="T19">El número total de calorías (Kcal) obtenidas a través de la nutrición enteral deberá ser calculado por los nutricionistas de la siguiente manera. </text:span></text:p>
            <text:list xml:id="list3670369012" text:style-name="WW8Num17">
              <text:list-item>
                <text:p text:style-name="P69">Incluya calorías obtenidas de las proteínas</text:p>
              </text:list-item>
              <text:list-item>
                <text:p text:style-name="P63"><text:span text:style-name="T22">NO </text:span><text:span text:style-name="T19">incluya calorías obtenidas de otros suplementos </text:span></text:p>
              </text:list-item>
              <text:list-item>
                <text:p text:style-name="P63"><text:span text:style-name="T22">NO </text:span><text:span text:style-name="T19">incluya calorías obtenidas del propofol</text:span></text:p>
              </text:list-item>
              <text:list-item>
                <text:p text:style-name="P63"><text:span text:style-name="T22">NO </text:span><text:span text:style-name="T19">incluya calorías suministradas por soluciones intravenosas</text:span></text:p>
              </text:list-item>
            </text:list>
          </table:table-cell>
        </table:table-row>
        <table:table-row table:style-name="Table9.1">
          <table:table-cell table:style-name="Table9.A1" office:value-type="string">
            <text:p text:style-name="P11"><text:span text:style-name="T19">Proteínas recibidas en la nutrición enteral*</text:span></text:p>
          </table:table-cell>
          <table:table-cell table:style-name="Table9.B1" office:value-type="string">
            <text:p text:style-name="P11"><text:span text:style-name="T19">La cantidad de proteínas recibidas en la nutrición enteral debe ser calculada de la siguiente manera: </text:span></text:p>
            <text:list xml:id="list876449366" text:style-name="WW8Num11">
              <text:list-item>
                <text:p text:style-name="P64"><text:span text:style-name="T22">NO </text:span><text:span text:style-name="T19">incluya las proteínas obtenidas de los suplementos adicionales </text:span></text:p>
              </text:list-item>
              <text:list-item>
                <text:p text:style-name="P64"><text:span text:style-name="T22">NO </text:span><text:span text:style-name="T19">incluya las proteínas obtenidas de la glutamina</text:span></text:p>
              </text:list-item>
            </text:list>
          </table:table-cell>
        </table:table-row>
        <table:table-row table:style-name="Table9.1">
          <table:table-cell table:style-name="Table9.A1" office:value-type="string">
            <text:p text:style-name="P11"><text:span text:style-name="T19">Proteína suplementaria</text:span></text:p>
          </table:table-cell>
          <table:table-cell table:style-name="Table9.B1" office:value-type="string">
            <text:p text:style-name="P11"><text:span text:style-name="T19">Indique si un suplemento modular de proteína ha sido suministrado al paciente. Si así es el caso, utilice la taxonomía prevista para indicar qué tipo de suplemento fue suministrado. Si más de un suplemento fue suministrado seleccione el que fue dado en mayor cantidad (volumen). </text:span></text:p>
            <text:p text:style-name="P30"/>
            <text:p text:style-name="P11"><text:span text:style-name="T23">Un suplemento modular de proteína se define como: </text:span><text:span text:style-name="T19">una fuente de proteína concentrada. No incluye formulas de NE con alto contenido proteínico. Dichas fórmulas (que también contienen lípidos, carbohidratos y micronutrientes) deben ser introducidas como formulas de NE. </text:span></text:p>
          </table:table-cell>
        </table:table-row>
        <table:table-row table:style-name="Table9.1">
          <table:table-cell table:style-name="Table9.A1" office:value-type="string">
            <text:p text:style-name="P11"><text:span text:style-name="T19">Kilocalorías recibidas en los <text:s/>suplementos proteínicos*</text:span></text:p>
          </table:table-cell>
          <table:table-cell table:style-name="Table9.B1" office:value-type="string">
            <text:p text:style-name="P11"><text:span text:style-name="T19">Si el paciente recibió suplementos proteínicos modulares indique el número de calorías (Kcal) recibidas.</text:span></text:p>
            <text:p text:style-name="P31"><text:s/></text:p>
            <text:list xml:id="list3359275855" text:style-name="WW8Num9">
              <text:list-item>
                <text:p text:style-name="P70">Incluya las calorías recibidas por las proteínas dadas</text:p>
              </text:list-item>
            </text:list>
          </table:table-cell>
        </table:table-row>
        <table:table-row table:style-name="Table9.1">
          <table:table-cell table:style-name="Table9.A1" office:value-type="string">
            <text:p text:style-name="P30">Proteína</text:p>
            <text:p text:style-name="P11"><text:span text:style-name="T19">recibidas en los <text:s/>suplementos proteínicos*</text:span></text:p>
          </table:table-cell>
          <table:table-cell table:style-name="Table9.B1" office:value-type="string">
            <text:p text:style-name="P30">Si el paciente recibió suplementos proteínicos modulares indique el numero de proteínas (g) recibidas.</text:p>
            <text:p text:style-name="P30"/>
            <text:list xml:id="list211352271960710" text:continue-numbering="true" text:style-name="WW8Num9">
              <text:list-item>
                <text:p text:style-name="P65"><text:span text:style-name="T22">NO</text:span><text:span text:style-name="T19"> incluye glutamina</text:span></text:p>
              </text:list-item>
            </text:list>
          </table:table-cell>
        </table:table-row>
        <text:soft-page-break/>
        <table:table-row table:style-name="Table9.1">
          <table:table-cell table:style-name="Table9.A1" office:value-type="string">
            <text:p text:style-name="P30">Otros suplementos modulares</text:p>
          </table:table-cell>
          <table:table-cell table:style-name="Table9.B1" office:value-type="string">
            <text:p text:style-name="P11"><text:span text:style-name="T19">Indique si suplementos modulares no proteínicos fueron suministrados. De ser así utilice la taxonomía provista para indicar los suplementos dados. Si mas de dos suplementos fueron administrados seleccione los dos suplementos dados en mayor volumen. </text:span></text:p>
            <text:p text:style-name="P30"/>
            <text:p text:style-name="P11"><text:span text:style-name="T23">Los Suplementos modulares no proteínicos:</text:span><text:span text:style-name="T19"> son simples macro nutrientes usados en compañía de las formula de nutrición enteral. Incluyen polímeros glucosos y emulsiones grasas. Normalmente los suplementos modulares no son una fuente de micronutrientes. </text:span></text:p>
          </table:table-cell>
        </table:table-row>
        <table:table-row table:style-name="Table9.1">
          <table:table-cell table:style-name="Table9.A1" office:value-type="string">
            <text:p text:style-name="P30">Kilocalorías obtenidas de los suplementos</text:p>
          </table:table-cell>
          <table:table-cell table:style-name="Table9.B1" office:value-type="string">
            <text:p text:style-name="P30">Si el paciente recibió suplementos modulares no proteínicos, indique el número de calorías (Kcal) recibidas en los suplementos modulare no proteínicos. </text:p>
          </table:table-cell>
        </table:table-row>
      </table:table>
      <text:p text:style-name="P43">Formulario de Nutrición Enteral Diaria</text:p>
      <table:table table:name="Table10" table:style-name="Table10">
        <table:table-column table:style-name="Table10.A"/>
        <table:table-column table:style-name="Table10.B"/>
        <table:table-row table:style-name="Table10.1">
          <table:table-cell table:style-name="Table10.A1" office:value-type="string">
            <text:p text:style-name="P25">Volumen prescrito en 24 horas.</text:p>
          </table:table-cell>
          <table:table-cell table:style-name="Table10.B1" office:value-type="string">
            <text:p text:style-name="P11"><text:span text:style-name="T1">Indique cual es el actualmente el volumen prescrito de la formula de nutrición enteral <text:s/>en un periodo de 24 horas. El volumen puede variar dependiendo de la densidad calórica de la formula. </text:span></text:p>
            <text:p text:style-name="P25"/>
            <text:p text:style-name="P11"><text:span text:style-name="T1">Se refiere al volumen total provisto por la formula de nutrición enteral y no incluye fluidos adicionales dados por vía enteral.</text:span></text:p>
            <text:p text:style-name="P28"><text:s/></text:p>
            <text:p text:style-name="P11"><text:span text:style-name="T2">Nota: </text:span><text:span text:style-name="T1">Puede diferir de la meta del régimen de NE (volumen máximo) determinada durante la evaluación inicial de nutrición. </text:span></text:p>
          </table:table-cell>
        </table:table-row>
        <table:table-row table:style-name="Table10.1">
          <table:table-cell table:style-name="Table10.A1" office:value-type="string">
            <text:p text:style-name="P25">Interrupciones en la nutrición enteral</text:p>
          </table:table-cell>
          <table:table-cell table:style-name="Table10.B1" office:value-type="string">
            <text:p text:style-name="P11"><text:span text:style-name="T1">Seleccione sí o no para indicar si la nutrición enteral fue interrumpida este día. Si ese es el caso indique el tiempo total de la interrupción (HH:MM). </text:span></text:p>
            <text:p text:style-name="P25"/>
            <text:p text:style-name="P11"><text:span text:style-name="T4">Una interrupción de la NE se define como:</text:span><text:span text:style-name="T1"> NE </text:span><text:span text:style-name="T3">detenida</text:span><text:span text:style-name="T1"> en cualquier momento luego de ser iniciada con la intención de comenzarla nuevamente. </text:span><text:span text:style-name="T3">No</text:span><text:span text:style-name="T1"> incluye:</text:span></text:p>
            <text:p text:style-name="P25"/>
            <text:list xml:id="list211350329782478" text:continue-numbering="true" text:style-name="WW8Num9">
              <text:list-item>
                <text:p text:style-name="P65"><text:span text:style-name="T1">Breve o corta (menos de una hora) para realizar algún procedimiento.</text:span></text:p>
              </text:list-item>
              <text:list-item>
                <text:p text:style-name="P65"><text:span text:style-name="T1">Reducción en la alimentación</text:span></text:p>
              </text:list-item>
              <text:list-item>
                <text:p text:style-name="P65"><text:span text:style-name="T1">Detener la NE permanentemente y comenzar alimentación </text:span></text:p>
              </text:list-item>
            </text:list>
            <text:p text:style-name="P72"/>
            <text:p text:style-name="P11"><text:span text:style-name="T1">Seleccione “si” en esta pregunta si el paciente recibió NE en algún momento <text:s/>durante el día pero fue detenida por alguna razón. <text:s/>Si el paciente no recibió NE en este día <text:s/>no debe completar este formulario y debe indicar que el paciente no recibió NE en la sección de <text:s/>“tipo de nutrición recibida” en el formulario de nutrición diaria. </text:span></text:p>
            <text:p text:style-name="P28"><text:s/></text:p>
            <text:p text:style-name="P11"><text:span text:style-name="T4">Ejemplo 1:</text:span><text:span text:style-name="T1"> NE iniciada a las 08:30 el primer día de estudio. La NE fue detenida a las 14:30 y reiniciada a las 18:30. El tiempo desde las 00:00 a las 8:30 no cuenta como una interrupción. La interrupción en este caso fue de 4 horas, desde las 14:30 hasta las 18:30.</text:span><text:span text:style-name="T2"> </text:span></text:p>
            <text:p text:style-name="P29"/>
            <text:p text:style-name="P11"><text:span text:style-name="T4">Ejemplo 2:</text:span><text:span text:style-name="T1"> La NE fue iniciada a las 08:30 el primer día del estudio y fue detenida el mismo día <text:s/>las 14:30. La NE no fue iniciada nuevamente hasta el tercer día del estudio a las 04:30 y no fue detenida nuevamente. <text:s/>En estas circunstancias la NE fue interrumpida el primer día por 9 horas y 30 minutos (8:30 hasta 18:30). En el segundo día no hubo interrupción porque la NE no fue dada por lo tanto el formulario diario de nutrición enteral no debe ser completado. En el tercer día de estudio tampoco hubo interrupción, el periodo desde la media noche hasta las 04:30 no cuenta como interrupción de NE.</text:span><text:span text:style-name="T2"> </text:span></text:p>
            <text:p text:style-name="P25"><text:soft-page-break/></text:p>
            <text:p text:style-name="P25">Si la NE fue interrumpida indique las razones por las cuales fue interrumpida utilizando la lista provista.</text:p>
          </table:table-cell>
        </table:table-row>
      </table:table>
      <text:p text:style-name="P2"/>
      <text:p text:style-name="P42"><text:span text:style-name="T1">Formulario de Nutrición Parenteral Diaria</text:span></text:p>
      <text:p text:style-name="Standard"><text:span text:style-name="T19">SI el paciente está recibiendo NE y PN introduzca las calorías/proteínas suministradas por la NP en este formulario. Introduzca las calorías/proteínas suministradas por la NE en el formulario de diario de NE.</text:span></text:p>
      <text:p text:style-name="Standard"><text:span text:style-name="T23">La nutrición parenteral es definida como:</text:span><text:span text:style-name="T19"> la provisión de carbohidratos mas proteínas y/o lípidos y/o micronutrientes dados por vía intravenosa. La infusión de dextrosa por sí sola no califica como nutrición parenteral. </text:span></text:p>
      <text:p text:style-name="P7"><text:span text:style-name="T15">Ejemplo:</text:span> Si un paciente recibe dextrosa en ausencia de aminoácidos indique “no” a la pregunta “paciente ha recibido nutrición parenteral” y no complete este formulario. </text:p>
      <table:table table:name="Table11" table:style-name="Table11">
        <table:table-column table:style-name="Table11.A"/>
        <table:table-column table:style-name="Table11.B"/>
        <table:table-row table:style-name="Table11.1">
          <table:table-cell table:style-name="Table11.A1" office:value-type="string">
            <text:p text:style-name="P11"><text:span text:style-name="T19">Solución Parenteral</text:span></text:p>
          </table:table-cell>
          <table:table-cell table:style-name="Table11.B1" office:value-type="string">
            <text:p text:style-name="P11"><text:span text:style-name="T19">Consulte la taxonomía provista para indicar la solución parenteral dada. Especifique “todo en uno” o indique “Sistema de una sola botella” para seleccionar un aminoácido, un carbohidrato y una solución de lípidos (si aplica). </text:span></text:p>
            <text:p text:style-name="P30"/>
            <text:p text:style-name="P11"><text:span text:style-name="T20">Nota</text:span><text:span text:style-name="T19">: si selecciona “otra” en la pregunta sobre lípidos o si seleccionada “todo en uno” asegúrese de especificar qué tipo de lípido fue dado.</text:span></text:p>
            <text:p text:style-name="P31"><text:s/></text:p>
            <text:p text:style-name="P11"><text:span text:style-name="T23">Soluciones personalizadas de PN</text:span><text:span text:style-name="T19">: Si es posible seleccione “Sistema de una sola botella” e indique los componentes de lípidos, carbohidratos y proteínas que contiene la formula. SI esto no es posible seleccione “otra” y “solución toda en una” e indique el componente lípido y el tipo. </text:span></text:p>
          </table:table-cell>
        </table:table-row>
        <table:table-row table:style-name="Table11.1">
          <table:table-cell table:style-name="Table11.A1" office:value-type="string">
            <text:p text:style-name="P11"><text:span text:style-name="T19">Kilocalorías en la alimentación parentereal*</text:span></text:p>
          </table:table-cell>
          <table:table-cell table:style-name="Table11.B1" office:value-type="string">
            <text:p text:style-name="P30">El total de calorías (Kcal) debe ser calculada por los nutricionistas de la siguiente manera:</text:p>
            <text:p text:style-name="P31"><text:s/></text:p>
            <text:list xml:id="list211351488200476" text:continue-numbering="true" text:style-name="WW8Num9">
              <text:list-item>
                <text:p text:style-name="P65"><text:span text:style-name="T19">Incluya calorías recibidas en las proteínas dadas en la nutrición parenteral</text:span></text:p>
              </text:list-item>
              <text:list-item>
                <text:p text:style-name="P70">Incluya calorías recibidas en otros suplementos parenterales</text:p>
              </text:list-item>
              <text:list-item>
                <text:p text:style-name="P65"><text:span text:style-name="T22">NO</text:span><text:span text:style-name="T19"> incluya las calorías de la formula enteral o de suplementos <text:s/>modulares</text:span></text:p>
              </text:list-item>
              <text:list-item>
                <text:p text:style-name="P65"><text:span text:style-name="T22">NO </text:span><text:span text:style-name="T19">incluya las calorías en el propofol</text:span></text:p>
              </text:list-item>
              <text:list-item>
                <text:p text:style-name="P65"><text:span text:style-name="T22">NO </text:span><text:span text:style-name="T19">incluya calorías obtenidas en otras soluciones IV</text:span></text:p>
              </text:list-item>
            </text:list>
          </table:table-cell>
        </table:table-row>
        <table:table-row table:style-name="Table11.1">
          <table:table-cell table:style-name="Table11.A1" office:value-type="string">
            <text:p text:style-name="P11"><text:bookmark text:name="_Hlk270597984"/><text:span text:style-name="T19">Proteínas en la alimentación parenteral</text:span></text:p>
          </table:table-cell>
          <table:table-cell table:style-name="Table11.B1" office:value-type="string">
            <text:p text:style-name="P30">Total proteína debe ser calculada por los nutricionistas de la siguiente manera: </text:p>
            <text:list xml:id="list2168198611" text:style-name="WW8Num10">
              <text:list-item>
                <text:p text:style-name="P71">Incluya proteínas presentes en los suplementos parenterales, si aplica.</text:p>
              </text:list-item>
            </text:list>
            <text:list xml:id="list211350922772066" text:continue-list="list211351488200476" text:style-name="WW8Num9">
              <text:list-item>
                <text:p text:style-name="P65"><text:span text:style-name="T22">NO</text:span><text:span text:style-name="T19"> incluya calorías presentes en la formula enteral o suplementos modulares.</text:span></text:p>
              </text:list-item>
            </text:list>
            <text:list xml:id="list211352198412183" text:continue-list="list2168198611" text:style-name="WW8Num10">
              <text:list-item>
                <text:p text:style-name="P66"><text:span text:style-name="T22">NO </text:span><text:span text:style-name="T19">incluya la glutamina.</text:span></text:p>
              </text:list-item>
            </text:list>
          </table:table-cell>
        </table:table-row>
      </table:table>
      <text:p text:style-name="P24"/>
      <text:p text:style-name="P45"/>
      <text:p text:style-name="P45"><text:soft-page-break/></text:p>
      <text:p text:style-name="P45"/>
      <text:p text:style-name="P45"/>
      <text:p text:style-name="P45"/>
      <text:p text:style-name="P45"/>
      <text:p text:style-name="P45">Estado del paciente</text:p>
      <text:p text:style-name="P9"/>
      <table:table table:name="Table12" table:style-name="Table12">
        <table:table-column table:style-name="Table12.A"/>
        <table:table-column table:style-name="Table12.B"/>
        <table:table-row table:style-name="Table12.1">
          <table:table-cell table:style-name="Table12.A1" office:value-type="string">
            <text:p text:style-name="P11"><text:span text:style-name="T19">Paciente falleció</text:span></text:p>
          </table:table-cell>
          <table:table-cell table:style-name="Table12.B1" office:value-type="string">
            <text:p text:style-name="P11"><text:span text:style-name="T19">Indique si el paciente ha fallecido. Si ese es el caso proceda al formulario de resultados. </text:span></text:p>
          </table:table-cell>
        </table:table-row>
        <table:table-row table:style-name="Table12.1">
          <table:table-cell table:style-name="Table12.A1" office:value-type="string">
            <text:p text:style-name="P30">Paciente dado de alta de la UCI</text:p>
          </table:table-cell>
          <table:table-cell table:style-name="Table12.B1" office:value-type="string">
            <text:p text:style-name="P11"><text:span text:style-name="T19">Indique si el paciente ha sido dado de alto de la UCI. Si el paciente fue dado de alta pero luego es readmitido a la UCI en un periodo menor o igual a las 48 horas seleccione </text:span><text:span text:style-name="T22">no</text:span><text:span text:style-name="T19">. </text:span></text:p>
          </table:table-cell>
        </table:table-row>
      </table:table>
      <text:p text:style-name="P35"/>
      <text:p text:style-name="P11"><text:span text:style-name="T19">Si selecciona “Si” a cualquiera de estas dos preguntas está indicando que ha culminado la recolección de datos nutricionales diarios del paciente. Proceda entonces al formulario de resultados y complete toda la información que pueda, así este esperando por el resultado a los 60 días. (Ventilación mecánica, fallecimiento, alta médica). En esta etapa usted puede someter el paciente al presionar el botón de “Submit”. </text:span><text:span text:style-name="T22">Recuerde que debe completar el formulario de resultados luego de “someter” al paciente. Una vez completado dicho formulario debe finalizar el paciente presionando el botón de “Finalize”. </text:span></text:p>
      <text:p text:style-name="P43">Formulario de Resultados</text:p>
      <text:p text:style-name="Standard"><text:span text:style-name="T1">Este formulario debe ser completado cuando el paciente sea dado de alta del hospital o cuando el paciente fallezca. Puede que necesite esperar hasta el día numero 60 después de ser admitido a la UCI para responder algunas de las preguntas en este formulario. </text:span></text:p>
      <text:p text:style-name="Standard"><text:span text:style-name="T2">Nota: </text:span><text:span text:style-name="T1">El fallecimiento del paciente o la alta médica (del hospital) maraca el final del periodo de recolección de datos. <text:s/>No necesita seguir recolectando información después de 60 días de la admisión del paciente o si el paciente es dado de alta del hospital o transferido a otra institución.</text:span> </text:p>
      <table:table table:name="Table13" table:style-name="Table13">
        <table:table-column table:style-name="Table13.A"/>
        <table:table-column table:style-name="Table13.B"/>
        <table:table-row table:style-name="Table13.1">
          <table:table-cell table:style-name="Table13.A1" office:value-type="string">
            <text:p text:style-name="P11"><text:span text:style-name="T1">Falleció el paciente en la UCI?*</text:span></text:p>
          </table:table-cell>
          <table:table-cell table:style-name="Table13.B1" office:value-type="string">
            <text:list xml:id="list211351257830237" text:continue-numbering="true" text:style-name="WW8Num10">
              <text:list-item>
                <text:p text:style-name="P73">Indique “si” o “no”</text:p>
              </text:list-item>
              <text:list-item>
                <text:p text:style-name="P66"><text:span text:style-name="T1">Si la respuesta es “no” indique la fecha (YYYY-MM-DD) y hora (hh:mm) en la que el paciente fue dado de alta o indique que el paciente aun se encuentra en la UCI 60 días después de ser admitido.</text:span></text:p>
              </text:list-item>
            </text:list>
          </table:table-cell>
        </table:table-row>
        <table:table-row table:style-name="Table13.1">
          <table:table-cell table:style-name="Table13.A1" office:value-type="string">
            <text:p text:style-name="P11"><text:span text:style-name="T1">Falleció el paciente en el hospital?*</text:span></text:p>
          </table:table-cell>
          <table:table-cell table:style-name="Table13.B1" office:value-type="string">
            <text:list xml:id="list211351354090400" text:continue-numbering="true" text:style-name="WW8Num10">
              <text:list-item>
                <text:p text:style-name="P73">Indique “si” o “no”</text:p>
              </text:list-item>
              <text:list-item>
                <text:p text:style-name="P66"><text:span text:style-name="T1">Si la respuesta es “no” indique la fecha (YYYY-MM-DD) y hora (hh:mm) en la que el paciente fue dado de alta o indique que el paciente aun se encuentra en el hospital 60 días después de ser admitido.</text:span></text:p>
              </text:list-item>
            </text:list>
          </table:table-cell>
        </table:table-row>
        <table:table-row table:style-name="Table13.1">
          <table:table-cell table:style-name="Table13.A1" office:value-type="string">
            <text:p text:style-name="P11"><text:span text:style-name="T1">Fallecimiento*</text:span></text:p>
          </table:table-cell>
          <table:table-cell table:style-name="Table13.B1" office:value-type="string">
            <text:list xml:id="list211350902468102" text:continue-numbering="true" text:style-name="WW8Num10">
              <text:list-item>
                <text:p text:style-name="P73">Si el paciente fallece en el hospital o en la UCI indique la fecha (YYYY-MM-DD) y la hora (hh:mm) del fallecimiento.</text:p>
              </text:list-item>
            </text:list>
          </table:table-cell>
        </table:table-row>
        <table:table-row table:style-name="Table13.1">
          <table:table-cell table:style-name="Table13.A1" office:value-type="string">
            <text:p text:style-name="P11"><text:span text:style-name="T1">Ventilación mecánica descontinuada en la UCI?*</text:span></text:p>
          </table:table-cell>
          <table:table-cell table:style-name="Table13.B1" office:value-type="string">
            <text:list xml:id="list211352376949374" text:continue-numbering="true" text:style-name="WW8Num10">
              <text:list-item>
                <text:p text:style-name="P66"><text:span text:style-name="T1">Si el paciente fallece estando conectado al ventilador mecánico indique “si”</text:span></text:p>
              </text:list-item>
              <text:list-item>
                <text:p text:style-name="P73">Si el paciente es desconectado del ventilador en la UCI y el paciente sigue en la UCI responda “Si”, incluso si el paciente es dado de alta de la UCI o si fallece luego de ser desconectado.</text:p>
              </text:list-item>
              <text:list-item>
                <text:p text:style-name="P66"><text:span text:style-name="T1">Seleccione “No” si el paciente sigue conectado al ventilador en la UCI o si fue dado de alta médica o transferido aun conectado al ventilador.</text:span></text:p>
              </text:list-item>
            </text:list>
            <text:p text:style-name="P72"/>
            <text:list xml:id="list211350382354655" text:continue-numbering="true" text:style-name="WW8Num10">
              <text:list-item>
                <text:p text:style-name="P66"><text:span text:style-name="T1">Si indica que la ventilación mecánica fue descontinuada también debe indicar la fecha y hora en la cual fue descontinuada o indique “Igual al momento de fallecimiento” si el paciente está conectado al ventilador al momento de fallecer.</text:span></text:p>
              </text:list-item>
            </text:list>
            <text:p text:style-name="P72"/>
            <text:p text:style-name="P25"/>
            <text:p text:style-name="P11"><text:span text:style-name="T4">Ejemplo 1:</text:span><text:span text:style-name="T1"> La ventilación mecánica fue descontinuada a las 11:34 el 5 de Mayo y el paciente fue dado de alta el 6 de Mayo. Seleccione “Si” e introduzca 5 de Mayo, 11:34 como la fecha y hora en la que la ventilación mecánica fue descontinuada.</text:span></text:p>
            <text:p text:style-name="P25"/>
            <text:p text:style-name="P11"><text:span text:style-name="T4">Ejemplo 2:</text:span><text:span text:style-name="T1"> La ventilación mecánica fue descontinuada el 5 de Mayo a las 11:34 pero el paciente fue dado de alta de la UCI el 3 de </text:span><text:soft-page-break/><text:span text:style-name="T1">Mayo. Seleccione “No” en este caso. </text:span></text:p>
            <text:p text:style-name="P25"/>
            <text:p text:style-name="P11"><text:span text:style-name="T4">Ejemplo 3:</text:span><text:span text:style-name="T1"> Un paciente es admitido a la UCI el 1 de mayo. El 29 de junio (60 días después) el paciente aun está conectado al ventilador en la UCI. Seleccione “No” en este caso.</text:span></text:p>
            <text:p text:style-name="P28"><text:s/></text:p>
            <text:p text:style-name="P11"><text:span text:style-name="T4">Ejemplo 4:</text:span><text:span text:style-name="T1"> Un paciente fallece el 1 de mayo mientras estaba conectado al ventilador. Seleccione “Si” en este caso e indique “Igual al momento de fallecer”.</text:span></text:p>
            <text:p text:style-name="P25"/>
          </table:table-cell>
        </table:table-row>
      </table:table>
      <text:p text:style-name="P2"/>
      <text:p text:style-name="P42"><text:span text:style-name="T1">Finalización de la UCI </text:span></text:p>
      <text:p text:style-name="P2">Una vez completado el proceso de recolección de datos de todos sus pacientes, deberá indicar que ha finalizado la recolección de datos en su UCI respondiendo las siguientes preguntas:</text:p>
      <table:table table:name="Table14" table:style-name="Table14">
        <table:table-column table:style-name="Table14.A"/>
        <table:table-column table:style-name="Table14.B"/>
        <table:table-row table:style-name="Table14.1">
          <table:table-cell table:style-name="Table14.A1" office:value-type="string">
            <text:p text:style-name="P13"><text:span text:style-name="T1">Número total de pacientes evaluados:</text:span></text:p>
          </table:table-cell>
          <table:table-cell table:style-name="Table14.B1" office:value-type="string">
            <text:p text:style-name="P26"/>
            <text:p text:style-name="P25"/>
          </table:table-cell>
        </table:table-row>
        <table:table-row table:style-name="Table14.1">
          <table:table-cell table:style-name="Table14.A1" office:value-type="string">
            <text:p text:style-name="P13"><text:span text:style-name="T1">Número total de los pacientes evaluados que estuvieron conectados al ventilador por las primeras 48 horas:</text:span></text:p>
          </table:table-cell>
          <table:table-cell table:style-name="Table14.B1" office:value-type="string">
            <text:p text:style-name="P26"/>
            <text:p text:style-name="P25"/>
          </table:table-cell>
        </table:table-row>
        <table:table-row table:style-name="Table14.1">
          <table:table-cell table:style-name="Table14.A1" office:value-type="string">
            <text:p text:style-name="P13"><text:span text:style-name="T1">Número total <text:s/>de pacientes evaluados y entubados en las primeras 48 horas cuya estadía en la UCI fue mayor o igual a 72 horas:</text:span></text:p>
          </table:table-cell>
          <table:table-cell table:style-name="Table14.B1" office:value-type="string">
            <text:p text:style-name="P26"/>
          </table:table-cell>
        </table:table-row>
        <table:table-row table:style-name="Table14.1">
          <table:table-cell table:style-name="Table14.A1" office:value-type="string">
            <text:p text:style-name="P13"><text:span text:style-name="T1">Número total de pacientes elegibles (entubados las primeras 48 horas y en UCI por 72 horas o más) que incluyo en el estudio:</text:span></text:p>
          </table:table-cell>
          <table:table-cell table:style-name="Table14.B1" office:value-type="string">
            <text:p text:style-name="P26"/>
          </table:table-cell>
        </table:table-row>
      </table:table>
      <text:p text:style-name="Standard"><text:span text:style-name="T1">Simplemente sume las columnas de su registro de pacientes para obtener estos números. </text:span></text:p>
      <text:p text:style-name="P4"/>
      <table:table table:name="Table15" table:style-name="Table15">
        <table:table-column table:style-name="Table15.A"/>
        <table:table-column table:style-name="Table15.B"/>
        <table:table-row table:style-name="Table15.1">
          <table:table-cell table:style-name="Table15.A1" office:value-type="string">
            <text:p text:style-name="P11"><text:span text:style-name="T1">Todos los pacientes en mi UCI han sido finalizados y toda la información introducida es correcta. <text:s/></text:span></text:p>
          </table:table-cell>
          <table:table-cell table:style-name="Table15.B1" office:value-type="string">
            <text:p text:style-name="P14"><text:span text:style-name="T26"></text:span><text:span text:style-name="T7"> </text:span><text:span text:style-name="T1">Yes</text:span></text:p>
          </table:table-cell>
        </table:table-row>
      </table:table>
      <text:p text:style-name="P2"/>
      <text:p text:style-name="Standard"><text:span text:style-name="T2">Nota: </text:span><text:span text:style-name="T1">Este formulario solo puede ser accedido desde REDCap al visitar el link bajo el título de “Resources” en el menú del lado izquierdo de la pantal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size="10.5pt" fo:language="es" fo:country="VE" style:font-size-asian="10.5pt" style:font-size-complex="10.5pt"/>
    </style:style>
    <style:style style:name="WW8Num6z1" style:family="text">
      <style:text-properties fo:language="es" fo:country="V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9pt" fo:language="es" fo:country="VE" style:font-size-asian="9pt" style:font-name-complex="Symbol" style:font-family-complex="Symbol" style:font-family-generic-complex="roman" style:font-pitch-complex="variable" style:font-charset-complex="x-symbol"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language="es" fo:country="VE" style:font-name-complex="Courier New" style:font-family-complex="'Courier New'" style:font-family-generic-complex="modern"/>
    </style:style>
    <style:style style:name="WW8Num12z2" style:family="text">
      <style:text-properties style:font-name="Wingdings" fo:font-family="Wingdings" style:font-pitch="variable" style:font-charset="x-symbol" fo:language="es" fo:country="VE" style:font-name-complex="Wingdings" style:font-family-complex="Wingdings" style:font-pitch-complex="variable" style:font-charset-complex="x-symbol"/>
    </style:style>
    <style:style style:name="WW8Num13z0" style:family="text">
      <style:text-properties style:font-name="Calibri" fo:font-family="Calibri" style:font-family-generic="swiss" style:font-pitch="variable" fo:language="es" fo:country="V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language="es" fo:country="VE"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9pt" fo:language="es" fo:country="VE" style:font-size-asian="9pt" style:font-name-complex="Symbol" style:font-family-complex="Symbol" style:font-family-generic-complex="roman" style:font-pitch-complex="variable" style:font-charset-complex="x-symbol" style:font-size-complex="9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language="es" fo:country="VE"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language="es" fo:country="VE"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urier New" fo:font-family="'Courier New'" style:font-family-generic="modern" fo:font-size="10pt" fo:language="es" fo:country="VE" style:font-size-asian="10pt" style:font-name-complex="Courier New" style:font-family-complex="'Courier New'" style:font-family-generic-complex="modern" style:font-size-complex="10pt"/>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8126in" fo:margin-left="0.8752in" fo:margin-right="0.8752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Header">International Nutrition Survey</text:p>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Murch, Lauren</meta:initial-creator>
    <meta:creation-date>2011-05-30T09:25:00</meta:creation-date>
    <dc:creator>Murch, Lauren</dc:creator>
    <dc:date>2011-05-30T09:25:00</dc:date>
    <meta:print-date>2011-03-16T12:34:00</meta:print-date>
    <meta:editing-cycles>2</meta:editing-cycles>
    <meta:document-statistic meta:table-count="15" meta:image-count="0" meta:object-count="0" meta:page-count="26" meta:paragraph-count="330" meta:word-count="6248" meta:character-count="37769" meta:non-whitespace-character-count="31747"/>
    <meta:generator>LibreOffice/6.0.7.3$Linux_X86_64 LibreOffice_project/00m0$Build-3</meta:generator>
  </office:meta>
</office:document-meta>
</file>